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120.16pt"/>
    </style:style>
    <style:style style:name="co3" style:family="table-column">
      <style:table-column-properties fo:break-before="auto" style:column-width="113.19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73.59pt"/>
    </style:style>
    <style:style style:name="co7" style:family="table-column">
      <style:table-column-properties fo:break-before="auto" style:column-width="75.71pt"/>
    </style:style>
    <style:style style:name="co8" style:family="table-column">
      <style:table-column-properties fo:break-before="auto" style:column-width="87.51pt"/>
    </style:style>
    <style:style style:name="co9" style:family="table-column">
      <style:table-column-properties fo:break-before="auto" style:column-width="127.81pt"/>
    </style:style>
    <style:style style:name="co10" style:family="table-column">
      <style:table-column-properties fo:break-before="auto" style:column-width="79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ject_20_A">
      <style:table-properties table:display="true" style:writing-mode="lr-tb"/>
    </style:style>
    <style:style style:name="ta2" style:family="table" style:master-page-name="PageStyle_5f_Project_20_B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8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bold" style:font-size-asian="9pt" style:font-style-asian="normal" style:font-weight-asian="bold" style:font-name-complex="&quot;Google Sans Mono&quot;" style:font-size-complex="9pt" style:font-style-complex="normal" style:font-weight-complex="bold"/>
    </style:style>
    <style:style style:name="ce3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37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8e7cc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53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4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5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name-complex="Comic Sans MS" style:font-size-complex="12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8cb5f9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93c47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ct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he following table includes ABC company's revenue by month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The company's CFO asked you to use SUM formula to calculate the total revenue for the year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Revenue In $MM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January </text:p>
          </table:table-cell>
          <table:table-cell table:style-name="ce3" office:value-type="float" office:value="759" calcext:value-type="float">
            <text:p>759</text:p>
          </table:table-cell>
          <table:table-cell table:number-columns-repeated="5"/>
          <table:table-cell table:style-name="ce36" office:value-type="string" calcext:value-type="string" table:number-columns-spanned="6" table:number-rows-spanned="3">
            <text:p>Project A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February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5"/>
          <table:covered-table-cell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March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5"/>
          <table:covered-table-cell table:number-columns-repeated="6"/>
          <table:table-cell table:number-columns-repeated="1011"/>
        </table:table-row>
        <table:table-row table:style-name="ro1">
          <table:table-cell table:style-name="ce3" office:value-type="string" calcext:value-type="string">
            <text:p>April</text:p>
          </table:table-cell>
          <table:table-cell table:style-name="ce3"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ay</text:p>
          </table:table-cell>
          <table:table-cell table:style-name="ce3" office:value-type="float" office:value="200" calcext:value-type="float">
            <text:p>200</text:p>
          </table:table-cell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e</text:p>
          </table:table-cell>
          <table:table-cell table:style-name="ce3" office:value-type="float" office:value="50" calcext:value-type="float">
            <text:p>50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style-name="ce3" office:value-type="string" calcext:value-type="string">
            <text:p>July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ugust</text:p>
          </table:table-cell>
          <table:table-cell table:style-name="ce3"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ptember</text:p>
          </table:table-cell>
          <table:table-cell table:style-name="ce3" office:value-type="float" office:value="605" calcext:value-type="float">
            <text:p>60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ctober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vember</text:p>
          </table:table-cell>
          <table:table-cell table:style-name="ce3" office:value-type="float" office:value="685" calcext:value-type="float">
            <text:p>68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cember</text:p>
          </table:table-cell>
          <table:table-cell table:style-name="ce3"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tal Year</text:p>
          </table:table-cell>
          <table:table-cell table:style-name="ce5" table:formula="of:=SUM([.B5:.B16])" office:value-type="float" office:value="4649" calcext:value-type="float">
            <text:p>464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 table:number-columns-spanned="5" table:number-rows-spanned="1">
            <text:p>FInd the number of residents for each of the following groups from the table below: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Age group </text:p>
          </table:table-cell>
          <table:table-cell table:style-name="ce2" office:value-type="string" calcext:value-type="string">
            <text:p>0-1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umber of residents</text:p>
          </table:table-cell>
          <table:table-cell table:style-name="ce5" table:formula="of:=SUM([.D41:.D46])" office:value-type="float" office:value="9729" calcext:value-type="float">
            <text:p>972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ge Group</text:p>
          </table:table-cell>
          <table:table-cell table:style-name="ce2" office:value-type="string" calcext:value-type="string">
            <text:p>25-4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umber of residents</text:p>
          </table:table-cell>
          <table:table-cell table:style-name="ce5" table:formula="of:=SUM([.E41:.E46])" office:value-type="float" office:value="13305" calcext:value-type="float">
            <text:p>1330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ge Group</text:p>
          </table:table-cell>
          <table:table-cell table:style-name="ce2" office:value-type="string" calcext:value-type="string">
            <text:p>50-75+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Number of residents</text:p>
          </table:table-cell>
          <table:table-cell table:style-name="ce5" table:formula="of:=SUM([.F41:.F46])" office:value-type="float" office:value="11725" calcext:value-type="float">
            <text:p>11725</text:p>
          </table:table-cell>
          <table:table-cell table:number-columns-repeated="3"/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number-columns-repeated="1017"/>
        </table:table-row>
        <table:table-row table:style-name="ro2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 table:number-columns-spanned="7" table:number-rows-spanned="1">
            <text:p>What is the total number of residents in region 3(Green) for all group ages?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5" table:formula="of:=SUM([.D43:.F43])" office:value-type="float" office:value="5124" calcext:value-type="float">
            <text:p>51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 table:number-columns-spanned="7" table:number-rows-spanned="1">
            <text:p>What is the total number of users in regions 1-20 for all groups?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5" table:formula="of:=SUM([.D41:.F46])" office:value-type="float" office:value="34759" calcext:value-type="float">
            <text:p>34759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 table:number-columns-spanned="7" table:number-rows-spanned="1">
            <text:p>Total number of residents ages 0-19 and 50-75+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ption 1:</text:p>
          </table:table-cell>
          <table:table-cell table:style-name="ce5" table:formula="of:=SUM([.D41:.D46])" office:value-type="float" office:value="9729" calcext:value-type="float">
            <text:p>9729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ption 2:</text:p>
          </table:table-cell>
          <table:table-cell table:style-name="ce5" table:formula="of:=SUM([.F41:.F46])" office:value-type="float" office:value="11725" calcext:value-type="float">
            <text:p>117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 table:number-columns-spanned="3" table:number-rows-spanned="1">
            <text:p>Age group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City </text:p>
          </table:table-cell>
          <table:table-cell table:style-name="ce15" office:value-type="string" calcext:value-type="string">
            <text:p>Region</text:p>
          </table:table-cell>
          <table:table-cell table:style-name="ce15" office:value-type="string" calcext:value-type="string">
            <text:p>0-19</text:p>
          </table:table-cell>
          <table:table-cell table:style-name="ce15" office:value-type="string" calcext:value-type="string">
            <text:p>25-49</text:p>
          </table:table-cell>
          <table:table-cell table:style-name="ce15" office:value-type="string" calcext:value-type="string">
            <text:p>50-75+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1</text:p>
          </table:table-cell>
          <table:table-cell table:style-name="ce8" office:value-type="float" office:value="3419" calcext:value-type="float">
            <text:p>3419</text:p>
          </table:table-cell>
          <table:table-cell table:style-name="ce8" office:value-type="float" office:value="4378" calcext:value-type="float">
            <text:p>4378</text:p>
          </table:table-cell>
          <table:table-cell table:style-name="ce8" office:value-type="float" office:value="2755" calcext:value-type="float">
            <text:p>275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2</text:p>
          </table:table-cell>
          <table:table-cell table:style-name="ce8" office:value-type="float" office:value="1492" calcext:value-type="float">
            <text:p>1492</text:p>
          </table:table-cell>
          <table:table-cell table:style-name="ce8" office:value-type="float" office:value="2126" calcext:value-type="float">
            <text:p>2126</text:p>
          </table:table-cell>
          <table:table-cell table:style-name="ce8" office:value-type="float" office:value="2103" calcext:value-type="float">
            <text:p>210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3</text:p>
          </table:table-cell>
          <table:table-cell table:style-name="ce8" office:value-type="float" office:value="1371" calcext:value-type="float">
            <text:p>1371</text:p>
          </table:table-cell>
          <table:table-cell table:style-name="ce8" office:value-type="float" office:value="1930" calcext:value-type="float">
            <text:p>1930</text:p>
          </table:table-cell>
          <table:table-cell table:style-name="ce8" office:value-type="float" office:value="1823" calcext:value-type="float">
            <text:p>182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4</text:p>
          </table:table-cell>
          <table:table-cell table:style-name="ce8" office:value-type="float" office:value="1607" calcext:value-type="float">
            <text:p>1607</text:p>
          </table:table-cell>
          <table:table-cell table:style-name="ce8" office:value-type="float" office:value="2133" calcext:value-type="float">
            <text:p>2133</text:p>
          </table:table-cell>
          <table:table-cell table:style-name="ce8" office:value-type="float" office:value="2102" calcext:value-type="float">
            <text:p>210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5</text:p>
          </table:table-cell>
          <table:table-cell table:style-name="ce8" office:value-type="float" office:value="951" calcext:value-type="float">
            <text:p>951</text:p>
          </table:table-cell>
          <table:table-cell table:style-name="ce8" office:value-type="float" office:value="1445" calcext:value-type="float">
            <text:p>1445</text:p>
          </table:table-cell>
          <table:table-cell table:style-name="ce8" office:value-type="float" office:value="1416" calcext:value-type="float">
            <text:p>1416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Tel Aviv</text:p>
          </table:table-cell>
          <table:table-cell table:style-name="ce2" office:value-type="string" calcext:value-type="string">
            <text:p>Region 6</text:p>
          </table:table-cell>
          <table:table-cell table:style-name="ce8" office:value-type="float" office:value="889" calcext:value-type="float">
            <text:p>889</text:p>
          </table:table-cell>
          <table:table-cell table:style-name="ce8" office:value-type="float" office:value="1293" calcext:value-type="float">
            <text:p>1293</text:p>
          </table:table-cell>
          <table:table-cell table:style-name="ce8" office:value-type="float" office:value="1526" calcext:value-type="float">
            <text:p>1526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Please calculate how many numeric values are in the table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two</text:p>
          </table:table-cell>
          <table:table-cell table:number-columns-repeated="2"/>
          <table:table-cell table:style-name="ce33" office:value-type="float" office:value="3" calcext:value-type="float" table:number-columns-spanned="1" table:number-rows-spanned="2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covered-table-cell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fou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ix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even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unt:</text:p>
          </table:table-cell>
          <table:table-cell table:style-name="ce5" table:formula="of:=COUNT([.B51:.B58])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alculate how many items are in table 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hilli sauce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BQ sauce </text:p>
          </table:table-cell>
          <table:table-cell table:number-columns-repeated="2"/>
          <table:table-cell table:style-name="ce29" office:value-type="float" office:value="4" calcext:value-type="float" table:number-columns-spanned="1" table:number-rows-spanned="2">
            <text:p>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inaigrette sauce 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table:style-name="ce3" office:value-type="string" calcext:value-type="string">
            <text:p>Wine sauc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nt sauce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reak sauce</text:p>
          </table:table-cell>
          <table:table-cell table:number-columns-repeated="1023"/>
        </table:table-row>
        <table:table-row table:style-name="ro1">
          <table:table-cell table:style-name="ce5" table:formula="of:=COUNTA([.A63:.A68])" office:value-type="float" office:value="6" calcext:value-type="float">
            <text:p>6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The table below show; survey responses;the respondents could use any value for their answer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How many times do you eat breakfast in a week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Name:</text:p>
          </table:table-cell>
          <table:table-cell table:style-name="ce2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very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on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/>
          <table:table-cell table:style-name="ce29" office:value-type="float" office:value="5" calcext:value-type="float" table:number-columns-spanned="1" table:number-rows-spanned="2">
            <text:p>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vi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Ravi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icky</text:p>
          </table:table-cell>
          <table:table-cell table:style-name="ce16" office:value-type="string" calcext:value-type="string">
            <text:p>Thre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ate</text:p>
          </table:table-cell>
          <table:table-cell table:style-name="ce16" office:value-type="string" calcext:value-type="string">
            <text:p>I don't kn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avid</text:p>
          </table:table-cell>
          <table:table-cell table:style-name="ce16" office:value-type="string" calcext:value-type="string">
            <text:p>Davi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Solve by using count and counta formulas and use only column B (grey) to answer the questions: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Question </text:p>
          </table:table-cell>
          <table:table-cell table:style-name="ce1" office:value-type="string" calcext:value-type="string" table:number-columns-spanned="8" table:number-rows-spanned="1">
            <text:p>How many numerical (with numbers only )responses are in the range?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Answer</text:p>
          </table:table-cell>
          <table:table-cell table:style-name="ce5" table:formula="of:=COUNT([.B75:.B81])"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Question</text:p>
          </table:table-cell>
          <table:table-cell table:style-name="ce1" office:value-type="string" calcext:value-type="string" table:number-columns-spanned="8" table:number-rows-spanned="1">
            <text:p>How many responses in total are in the range?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Answer</text:p>
          </table:table-cell>
          <table:table-cell table:style-name="ce5" table:formula="of:=COUNTA([.B75:.B81])"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The followiing table represents a bank statement of ExcelMaster company 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6" table:number-rows-spanned="1">
            <text:p>Column E shows the total dollar value amount of each of the accounts.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Account Number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Amount</text:p>
          </table:table-cell>
          <table:table-cell table:number-columns-repeated="1021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USD- United States</text:p>
          </table:table-cell>
          <table:table-cell table:style-name="ce3" office:value-type="float" office:value="78022" calcext:value-type="float">
            <text:p>78022</text:p>
          </table:table-cell>
          <table:table-cell table:number-columns-repeated="1021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7" office:value-type="string" calcext:value-type="string">
            <text:p>United Kingdom</text:p>
          </table:table-cell>
          <table:table-cell table:style-name="ce3" office:value-type="float" office:value="99819" calcext:value-type="float">
            <text:p>99819</text:p>
          </table:table-cell>
          <table:table-cell table:number-columns-repeated="1021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Wine-Japan</text:p>
          </table:table-cell>
          <table:table-cell table:style-name="ce3" office:value-type="string" calcext:value-type="string">
            <text:p>Error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Euro-EMU</text:p>
          </table:table-cell>
          <table:table-cell table:style-name="ce3" office:value-type="float" office:value="27522" calcext:value-type="float">
            <text:p>27522</text:p>
          </table:table-cell>
          <table:table-cell table:number-columns-repeated="2"/>
          <table:table-cell table:style-name="ce29" office:value-type="float" office:value="6" calcext:value-type="float" table:number-columns-spanned="1" table:number-rows-spanned="2">
            <text:p>6</text:p>
          </table:table-cell>
          <table:table-cell table:number-columns-repeated="101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Dollar - Australi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USD- Canada</text:p>
          </table:table-cell>
          <table:table-cell table:number-columns-repeated="1022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Crown - Denmark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Crown - Norway</text:p>
          </table:table-cell>
          <table:table-cell table:style-name="ce3" office:value-type="float" office:value="88041" calcext:value-type="float">
            <text:p>88041</text:p>
          </table:table-cell>
          <table:table-cell table:number-columns-repeated="1021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Rand-South Africa</text:p>
          </table:table-cell>
          <table:table-cell table:style-name="ce3" office:value-type="float" office:value="81831" calcext:value-type="float">
            <text:p>81831</text:p>
          </table:table-cell>
          <table:table-cell table:number-columns-repeated="1021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Crown - Sweden</text:p>
          </table:table-cell>
          <table:table-cell table:style-name="ce3" office:value-type="string" calcext:value-type="string">
            <text:p>Error</text:p>
          </table:table-cell>
          <table:table-cell table:number-columns-repeated="1021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Frank- Switzerland</text:p>
          </table:table-cell>
          <table:table-cell table:number-columns-repeated="1022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Diner- Jordan banknotes</text:p>
          </table:table-cell>
          <table:table-cell table:style-name="ce3" office:value-type="float" office:value="26624" calcext:value-type="float">
            <text:p>26624</text:p>
          </table:table-cell>
          <table:table-cell table:number-columns-repeated="1021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Pound-Lebanese bills</text:p>
          </table:table-cell>
          <table:table-cell table:style-name="ce3" office:value-type="float" office:value="92885" calcext:value-type="float">
            <text:p>92885</text:p>
          </table:table-cell>
          <table:table-cell table:number-columns-repeated="1021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Pound-Egyptian banknote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4" table:number-rows-spanned="1">
            <text:p>Answer by Using functions COUNT and COUNT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Question </text:p>
          </table:table-cell>
          <table:table-cell table:style-name="ce1" office:value-type="string" calcext:value-type="string" table:number-columns-spanned="6" table:number-rows-spanned="1">
            <text:p>How many numberical answers appear in column C- Amount?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Answer</text:p>
          </table:table-cell>
          <table:table-cell table:style-name="ce5" table:formula="of:=COUNT([.C94:.C107])"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UNT returns the number of cells with a number.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Question </text:p>
          </table:table-cell>
          <table:table-cell table:style-name="ce1" office:value-type="string" calcext:value-type="string" table:number-columns-spanned="5" table:number-rows-spanned="1">
            <text:p>How many non-blank answers (numbers and letters) appear in column C?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3" office:value-type="string" calcext:value-type="string">
            <text:p>Answer</text:p>
          </table:table-cell>
          <table:table-cell table:style-name="ce5" table:formula="of:=COUNTBLANK([.C94:.C107])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Answer using the following range: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number-columns-repeated="2"/>
          <table:table-cell table:style-name="ce29" office:value-type="float" office:value="7" calcext:value-type="float" table:number-columns-spanned="1" table:number-rows-spanned="3">
            <text:p>7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2"/>
          <table:covered-table-cell/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office:value-type="string" calcext:value-type="string">
            <text:p>L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 table:formula="of:=#DIV/0!" office:value-type="string" office:string-value="" calcext:value-type="error">
            <text:p>#DIV/0!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AA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pple123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Solve by using formulas COUNT,COUNTA and COUNTBLANK: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How many cells with a number value are in the grey range(cell B3 too B13)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5" table:formula="of:=COUNT([.A126:.A136])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How many empty cell are in the grey range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5" table:formula="of:=COUNTBLANK([.A126:.A136])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How many non number cells are in the grey range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8" table:formula="of:=COUNTBLANK([.A126:.A136])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How many cells in total are in the range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5" table:formula="of:=COUNTA([.A126:.A136])" office:value-type="float" office:value="7" calcext:value-type="float">
            <text:p>7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the average age of the following people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number-columns-repeated="102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29" office:value-type="float" office:value="8" calcext:value-type="float" table:number-columns-spanned="1" table:number-rows-spanned="2">
            <text:p>8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"/>
          <table:covered-table-cell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5" table:formula="of:=AVERAGE([.A155:.A161])" office:value-type="float" office:value="12.28571429" calcext:value-type="float">
            <text:p>12.28571429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MAX,MIN and Averag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7" table:number-rows-spanned="1">
            <text:p>Sumo wrestlers contest - Names and Weight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8" table:number-rows-spanned="1">
            <text:p>Use max,min and average fomulas to answer the following questions.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4" table:number-rows-spanned="1">
            <text:p>Name</text:p>
          </table:table-cell>
          <table:covered-table-cell table:number-columns-repeated="3"/>
          <table:table-cell table:style-name="ce2" office:value-type="string" calcext:value-type="string">
            <text:p>Weigh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Ishaymoto</text:p>
          </table:table-cell>
          <table:covered-table-cell table:number-columns-repeated="3"/>
          <table:table-cell table:style-name="ce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Solomoto</text:p>
          </table:table-cell>
          <table:covered-table-cell table:number-columns-repeated="3"/>
          <table:table-cell table:style-name="ce3"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Greenko</text:p>
          </table:table-cell>
          <table:covered-table-cell table:number-columns-repeated="3"/>
          <table:table-cell table:style-name="ce3" office:value-type="float" office:value="156" calcext:value-type="float">
            <text:p>156</text:p>
          </table:table-cell>
          <table:table-cell table:number-columns-repeated="2"/>
          <table:table-cell table:style-name="ce29" office:value-type="float" office:value="9" calcext:value-type="float" table:number-columns-spanned="1" table:number-rows-spanned="2">
            <text:p>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4" table:number-rows-spanned="1">
            <text:p>Dinamito</text:p>
          </table:table-cell>
          <table:covered-table-cell table:number-columns-repeated="3"/>
          <table:table-cell table:style-name="ce3" office:value-type="float" office:value="190" calcext:value-type="float">
            <text:p>190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4" table:number-rows-spanned="1">
            <text:p>Shlomtzi</text:p>
          </table:table-cell>
          <table:covered-table-cell table:number-columns-repeated="3"/>
          <table:table-cell table:style-name="ce3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4" table:number-rows-spanned="1">
            <text:p>Oveidyudo</text:p>
          </table:table-cell>
          <table:covered-table-cell table:number-columns-repeated="3"/>
          <table:table-cell table:style-name="ce3" office:value-type="float" office:value="89" calcext:value-type="float">
            <text:p>89</text:p>
          </table:table-cell>
          <table:table-cell table:number-columns-repeated="1019"/>
        </table:table-row>
        <table:table-row table:style-name="ro2">
          <table:table-cell table:style-name="ce10" table:number-columns-spanned="4" table:number-rows-spanned="1"/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float" office:value="1.1" calcext:value-type="float">
            <text:p>1.1</text:p>
          </table:table-cell>
          <table:table-cell table:style-name="ce1" office:value-type="string" calcext:value-type="string" table:number-columns-spanned="3" table:number-rows-spanned="1">
            <text:p>What is the maximum weight of a wrestler?</text:p>
          </table:table-cell>
          <table:covered-table-cell table:number-columns-repeated="2"/>
          <table:table-cell table:style-name="ce5" table:formula="of:=MAX([.A169:.E174])"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table:style-name="ce3" office:value-type="float" office:value="1.2" calcext:value-type="float">
            <text:p>1.2</text:p>
          </table:table-cell>
          <table:table-cell table:style-name="ce1" office:value-type="string" calcext:value-type="string" table:number-columns-spanned="3" table:number-rows-spanned="1">
            <text:p>What is the minimum weight of a wrestler?</text:p>
          </table:table-cell>
          <table:covered-table-cell table:number-columns-repeated="2"/>
          <table:table-cell table:style-name="ce5" table:formula="of:=MIN([.A169:.E174])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style-name="ce3" office:value-type="float" office:value="1.3" calcext:value-type="float">
            <text:p>1.3</text:p>
          </table:table-cell>
          <table:table-cell table:style-name="ce1" office:value-type="string" calcext:value-type="string" table:number-columns-spanned="3" table:number-rows-spanned="1">
            <text:p>What is the average between the max and the min?(mid range)</text:p>
          </table:table-cell>
          <table:covered-table-cell table:number-columns-repeated="2"/>
          <table:table-cell table:style-name="ce5" table:formula="of:=AVERAGE([.A169:.E174])" office:value-type="float" office:value="179.1666667" calcext:value-type="float">
            <text:p>179.166666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The following table contains details about the scores of 4 students in driving theory test, If a student fails at least one test - she or he needs to retake the course.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Use IF and MAX/MIN to check if a student passed the test</text:p>
          </table:table-cell>
          <table:covered-table-cell table:number-columns-repeated="3"/>
          <table:table-cell table:number-columns-repeated="3"/>
          <table:table-cell table:style-name="ce29" office:value-type="float" office:value="10" calcext:value-type="float" table:number-columns-spanned="1" table:number-rows-spanned="2">
            <text:p>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3" table:number-rows-spanned="1">
            <text:p>1.if the lowest score is lower than 50- return "fail"</text:p>
          </table:table-cell>
          <table:covered-table-cell table:number-columns-repeated="2"/>
          <table:table-cell table:number-columns-repeated="4"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2. else -return "pass"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est 1</text:p>
          </table:table-cell>
          <table:table-cell table:style-name="ce3" office:value-type="string" calcext:value-type="string">
            <text:p>Test 2</text:p>
          </table:table-cell>
          <table:table-cell table:style-name="ce3" office:value-type="string" calcext:value-type="string">
            <text:p>Test 3</text:p>
          </table:table-cell>
          <table:table-cell table:style-name="ce3" office:value-type="string" calcext:value-type="string">
            <text:p>Test 4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PASS/FAI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ohnny 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6" calcext:value-type="float">
            <text:p>66</text:p>
          </table:table-cell>
          <table:table-cell table:style-name="ce19" table:formula="of:=AVERAGE([.B188:.E188])" office:value-type="float" office:value="57.75" calcext:value-type="float">
            <text:p>57.75</text:p>
          </table:table-cell>
          <table:table-cell table:style-name="ce35" table:formula="of:=MAX([.B188:.E188])" office:value-type="float" office:value="95" calcext:value-type="float">
            <text:p>95</text:p>
          </table:table-cell>
          <table:table-cell table:style-name="ce35" table:formula="of:=MIN([.B188:.E188])" office:value-type="float" office:value="14" calcext:value-type="float">
            <text:p>14</text:p>
          </table:table-cell>
          <table:table-cell table:style-name="ce37" table:formula="of:=IF([.F188]&lt;50;&quot;FAIL&quot;;&quot;PASS&quot;)" office:value-type="string" office:string-value="PASS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Georgy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6" calcext:value-type="float">
            <text:p>66</text:p>
          </table:table-cell>
          <table:table-cell table:style-name="ce19" table:formula="of:=AVERAGE([.B189:.E189])" office:value-type="float" office:value="65.5" calcext:value-type="float">
            <text:p>65.5</text:p>
          </table:table-cell>
          <table:table-cell table:style-name="ce35" table:formula="of:=MAX([.B189:.E189])" office:value-type="float" office:value="89" calcext:value-type="float">
            <text:p>89</text:p>
          </table:table-cell>
          <table:table-cell table:style-name="ce35" table:formula="of:=MIN([.B189:.E189])" office:value-type="float" office:value="53" calcext:value-type="float">
            <text:p>53</text:p>
          </table:table-cell>
          <table:table-cell table:style-name="ce37" table:formula="of:=IF([.F189]&lt;50;&quot;FAIL&quot;;&quot;PASS&quot;)" office:value-type="string" office:string-value="PASS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fri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53" calcext:value-type="float">
            <text:p>53</text:p>
          </table:table-cell>
          <table:table-cell table:style-name="ce19" table:formula="of:=AVERAGE([.B190:.E190])" office:value-type="float" office:value="75" calcext:value-type="float">
            <text:p>75</text:p>
          </table:table-cell>
          <table:table-cell table:style-name="ce35" table:formula="of:=MAX([.B190:.E190])" office:value-type="float" office:value="100" calcext:value-type="float">
            <text:p>100</text:p>
          </table:table-cell>
          <table:table-cell table:style-name="ce35" table:formula="of:=MIN([.B190:.E190])" office:value-type="float" office:value="53" calcext:value-type="float">
            <text:p>53</text:p>
          </table:table-cell>
          <table:table-cell table:style-name="ce37" table:formula="of:=IF([.F190]&lt;50;&quot;FAIL&quot;;&quot;PASS&quot;)" office:value-type="string" office:string-value="PASS" calcext:value-type="string">
            <text:p>PA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ani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style-name="ce19" table:formula="of:=AVERAGE([.B191:.E191])" office:value-type="float" office:value="76.5" calcext:value-type="float">
            <text:p>76.5</text:p>
          </table:table-cell>
          <table:table-cell table:style-name="ce35" table:formula="of:=MAX([.B191:.E191])" office:value-type="float" office:value="100" calcext:value-type="float">
            <text:p>100</text:p>
          </table:table-cell>
          <table:table-cell table:style-name="ce35" table:formula="of:=MIN([.B191:.E191])" office:value-type="float" office:value="49" calcext:value-type="float">
            <text:p>49</text:p>
          </table:table-cell>
          <table:table-cell table:style-name="ce37" table:formula="of:=IF([.F191]&lt;50;&quot;FAIL&quot;;&quot;PASS&quot;)" office:value-type="string" office:string-value="PASS" calcext:value-type="string">
            <text:p>PASS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An A+ student gets 100% scholarship and non A+ gets 50% scholarship as shown in the table below: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" table:number-rows-spanned="1">
            <text:p>Amount</text:p>
          </table:table-cell>
          <table:covered-table-cell/>
          <table:table-cell table:number-columns-repeated="1022"/>
        </table:table-row>
        <table:table-row table:style-name="ro1">
          <table:table-cell table:style-name="ce3" office:value-type="string" calcext:value-type="string">
            <text:p>A+</text:p>
          </table:table-cell>
          <table:table-cell table:style-name="ce18" office:value-type="percentage" office:value="1" calcext:value-type="percentage">
            <text:p>100%</text:p>
          </table:table-cell>
          <table:table-cell table:number-columns-repeated="3"/>
          <table:table-cell table:style-name="ce29" office:value-type="float" office:value="11" calcext:value-type="float" table:number-columns-spanned="1" table:number-rows-spanned="2">
            <text:p>1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-</text:p>
          </table:table-cell>
          <table:table-cell table:style-name="ce18" office:value-type="percentage" office:value="0.5" calcext:value-type="percentage">
            <text:p>50%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The following table contains the names of students from 2024 class.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Use IF function to calculate the scholarships' amounts each of them will ge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GPA </text:p>
          </table:table-cell>
          <table:table-cell table:style-name="ce2" office:value-type="string" calcext:value-type="string">
            <text:p>Tuition</text:p>
          </table:table-cell>
          <table:table-cell table:style-name="ce2" office:value-type="string" calcext:value-type="string">
            <text:p>scholarshi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m</text:p>
          </table:table-cell>
          <table:table-cell table:style-name="ce3" office:value-type="string" calcext:value-type="string">
            <text:p>A+</text:p>
          </table:table-cell>
          <table:table-cell table:style-name="ce21" office:value-type="float" office:value="46866" calcext:value-type="float">
            <text:p>46,866</text:p>
          </table:table-cell>
          <table:table-cell table:style-name="ce30" table:formula="of:=IF([.B204]=&quot;A+&quot;;&quot;100%&quot;;IF([.B204]=&quot;A-&quot;;&quot;50%&quot;))" office:value-type="string" office:string-value="100%" calcext:value-type="string">
            <text:p>1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ri</text:p>
          </table:table-cell>
          <table:table-cell table:style-name="ce3" office:value-type="string" calcext:value-type="string">
            <text:p>A-</text:p>
          </table:table-cell>
          <table:table-cell table:style-name="ce21" office:value-type="float" office:value="33495" calcext:value-type="float">
            <text:p>33,495</text:p>
          </table:table-cell>
          <table:table-cell table:style-name="ce30" table:formula="of:=IF([.B205]=&quot;A+&quot;;&quot;100%&quot;;IF([.B205]=&quot;A-&quot;;&quot;50%&quot;))" office:value-type="string" office:string-value="50%" calcext:value-type="string">
            <text:p>5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Xena</text:p>
          </table:table-cell>
          <table:table-cell table:style-name="ce3" office:value-type="string" calcext:value-type="string">
            <text:p>A-</text:p>
          </table:table-cell>
          <table:table-cell table:style-name="ce21" office:value-type="float" office:value="35087" calcext:value-type="float">
            <text:p>35,087</text:p>
          </table:table-cell>
          <table:table-cell table:style-name="ce30" table:formula="of:=IF([.B206]=&quot;A+&quot;;&quot;100%&quot;;IF([.B206]=&quot;A-&quot;;&quot;50%&quot;))" office:value-type="string" office:string-value="50%" calcext:value-type="string">
            <text:p>5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abe</text:p>
          </table:table-cell>
          <table:table-cell table:style-name="ce3" office:value-type="string" calcext:value-type="string">
            <text:p>A+</text:p>
          </table:table-cell>
          <table:table-cell table:style-name="ce21" office:value-type="float" office:value="42603" calcext:value-type="float">
            <text:p>42,603</text:p>
          </table:table-cell>
          <table:table-cell table:style-name="ce30" table:formula="of:=IF([.B207]=&quot;A+&quot;;&quot;100%&quot;;IF([.B207]=&quot;A-&quot;;&quot;50%&quot;))" office:value-type="string" office:string-value="100%" calcext:value-type="string">
            <text:p>1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liko</text:p>
          </table:table-cell>
          <table:table-cell table:style-name="ce3" office:value-type="string" calcext:value-type="string">
            <text:p>A-</text:p>
          </table:table-cell>
          <table:table-cell table:style-name="ce21" office:value-type="float" office:value="36971" calcext:value-type="float">
            <text:p>36,971</text:p>
          </table:table-cell>
          <table:table-cell table:style-name="ce30" table:formula="of:=IF([.B208]=&quot;A+&quot;;&quot;100%&quot;;IF([.B208]=&quot;A-&quot;;&quot;50%&quot;))" office:value-type="string" office:string-value="50%" calcext:value-type="string">
            <text:p>5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aniela</text:p>
          </table:table-cell>
          <table:table-cell table:style-name="ce3" office:value-type="string" calcext:value-type="string">
            <text:p>A+</text:p>
          </table:table-cell>
          <table:table-cell table:style-name="ce21" office:value-type="float" office:value="41286" calcext:value-type="float">
            <text:p>41,286</text:p>
          </table:table-cell>
          <table:table-cell table:style-name="ce30" table:formula="of:=IF([.B209]=&quot;A+&quot;;&quot;100%&quot;;IF([.B209]=&quot;A-&quot;;&quot;50%&quot;))" office:value-type="string" office:string-value="100%" calcext:value-type="string">
            <text:p>10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otem</text:p>
          </table:table-cell>
          <table:table-cell table:style-name="ce3" office:value-type="string" calcext:value-type="string">
            <text:p>A-</text:p>
          </table:table-cell>
          <table:table-cell table:style-name="ce21" office:value-type="float" office:value="37732" calcext:value-type="float">
            <text:p>37,732</text:p>
          </table:table-cell>
          <table:table-cell table:style-name="ce30" table:formula="of:=IF([.B210]=&quot;A+&quot;;&quot;100%&quot;;IF([.B210]=&quot;A-&quot;;&quot;50%&quot;))" office:value-type="string" office:string-value="50%" calcext:value-type="string">
            <text:p>50%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1.The school decided to use the following grade system: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Grade higher or equal to 80 - Excellent 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Grade higher or equal to 60 but lower than 80 - good 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Grade lower than 60 - Failed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9" table:number-rows-spanned="1">
            <text:p>Complete the following :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tudent name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Failed /good /Excell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ohn</text:p>
          </table:table-cell>
          <table:table-cell table:style-name="ce3" office:value-type="float" office:value="78" calcext:value-type="float">
            <text:p>78</text:p>
          </table:table-cell>
          <table:table-cell table:style-name="ce5" table:formula="of:=IF([.B222]&gt;80;&quot;Excellent&quot;;IF([.B222]&gt;60;&quot;Good&quot;;IF([.B222]&lt;50;&quot;Fail&quot;)))" office:value-type="string" office:string-value="Good" calcext:value-type="string">
            <text:p>Good</text:p>
          </table:table-cell>
          <table:table-cell table:number-columns-repeated="2"/>
          <table:table-cell table:style-name="ce29" office:value-type="float" office:value="12" calcext:value-type="float" table:number-columns-spanned="1" table:number-rows-spanned="2">
            <text:p>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rah </text:p>
          </table:table-cell>
          <table:table-cell table:style-name="ce3" office:value-type="float" office:value="85" calcext:value-type="float">
            <text:p>85</text:p>
          </table:table-cell>
          <table:table-cell table:style-name="ce5" table:formula="of:=IF([.B223]&gt;80;&quot;Excellent&quot;;IF([.B223]&gt;60;&quot;Good&quot;;IF([.B223]&lt;50;&quot;Fail&quot;)))" office:value-type="string" office:string-value="Excellent" calcext:value-type="string">
            <text:p>Excellent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Michael</text:p>
          </table:table-cell>
          <table:table-cell table:style-name="ce3" office:value-type="float" office:value="44" calcext:value-type="float">
            <text:p>44</text:p>
          </table:table-cell>
          <table:table-cell table:style-name="ce5" table:formula="of:=IF([.B224]&gt;80;&quot;Excellent&quot;;IF([.B224]&gt;60;&quot;Good&quot;;IF([.B224]&lt;50;&quot;Fail&quot;)))" office:value-type="string" office:string-value="Fail" calcext:value-type="string">
            <text:p>Fail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borah</text:p>
          </table:table-cell>
          <table:table-cell table:style-name="ce3" office:value-type="float" office:value="61" calcext:value-type="float">
            <text:p>61</text:p>
          </table:table-cell>
          <table:table-cell table:style-name="ce5" table:formula="of:=IF([.B225]&gt;80;&quot;Excellent&quot;;IF([.B225]&gt;60;&quot;Good&quot;;IF([.B225]&lt;50;&quot;Fail&quot;)))" office:value-type="string" office:string-value="Good" calcext:value-type="string">
            <text:p>Good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9" table:number-rows-spanned="1">
            <text:p>Below is a list of the employees who work in you corne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Employee </text:p>
          </table:table-cell>
          <table:table-cell table:style-name="ce12" office:value-type="string" calcext:value-type="string">
            <text:p>Name 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Salary</text:p>
          </table:table-cell>
          <table:table-cell table:style-name="ce12" office:value-type="string" calcext:value-type="string">
            <text:p>Age</text:p>
          </table:table-cell>
          <table:table-cell table:number-columns-repeated="1019"/>
        </table:table-row>
        <table:table-row table:style-name="ro1">
          <table:table-cell table:style-name="ce3" office:value-type="float" office:value="56815" calcext:value-type="float">
            <text:p>56815</text:p>
          </table:table-cell>
          <table:table-cell table:style-name="ce3" office:value-type="string" calcext:value-type="string">
            <text:p>Garry manship </text:p>
          </table:table-cell>
          <table:table-cell table:style-name="ce3" office:value-type="string" calcext:value-type="string">
            <text:p>Hong Kong</text:p>
          </table:table-cell>
          <table:table-cell table:style-name="ce3" office:value-type="float" office:value="13836" calcext:value-type="float">
            <text:p>13836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10" table:number-columns-spanned="7" table:number-rows-spanned="1"/>
          <table:covered-table-cell table:number-columns-repeated="6"/>
          <table:table-cell table:number-columns-repeated="1011"/>
        </table:table-row>
        <table:table-row table:style-name="ro1">
          <table:table-cell table:style-name="ce3" office:value-type="float" office:value="51186" calcext:value-type="float">
            <text:p>51186</text:p>
          </table:table-cell>
          <table:table-cell table:style-name="ce3" office:value-type="string" calcext:value-type="string">
            <text:p>William johnson</text:p>
          </table:table-cell>
          <table:table-cell table:style-name="ce3" office:value-type="string" calcext:value-type="string">
            <text:p>Berlin</text:p>
          </table:table-cell>
          <table:table-cell table:style-name="ce3" office:value-type="float" office:value="11771" calcext:value-type="float">
            <text:p>11771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1" office:value-type="string" calcext:value-type="string" table:number-columns-spanned="4" table:number-rows-spanned="1">
            <text:p>1.what is the name of Employee ID 58369 ?</text:p>
          </table:table-cell>
          <table:covered-table-cell table:number-columns-repeated="3"/>
          <table:table-cell table:style-name="ce19" office:value-type="float" office:value="58369" calcext:value-type="float">
            <text:p>58369</text:p>
          </table:table-cell>
          <table:table-cell table:style-name="ce25" table:formula="of:=VLOOKUP([.K232];[.A231:.E242];2;0)" office:value-type="string" office:string-value="Thomas Davies" calcext:value-type="string">
            <text:p>Thomas Davies</text:p>
          </table:table-cell>
          <table:table-cell table:number-columns-repeated="1012"/>
        </table:table-row>
        <table:table-row table:style-name="ro1">
          <table:table-cell table:style-name="ce3" office:value-type="float" office:value="51511" calcext:value-type="float">
            <text:p>51511</text:p>
          </table:table-cell>
          <table:table-cell table:style-name="ce3" office:value-type="string" calcext:value-type="string">
            <text:p>Thomas Bettle</text:p>
          </table:table-cell>
          <table:table-cell table:style-name="ce3" office:value-type="string" calcext:value-type="string">
            <text:p>Bangkok</text:p>
          </table:table-cell>
          <table:table-cell table:style-name="ce3" office:value-type="float" office:value="13046" calcext:value-type="float">
            <text:p>13046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3" office:value-type="float" office:value="50890" calcext:value-type="float">
            <text:p>50890</text:p>
          </table:table-cell>
          <table:table-cell table:style-name="ce3" office:value-type="string" calcext:value-type="string">
            <text:p>Ian Nash</text:p>
          </table:table-cell>
          <table:table-cell table:style-name="ce3" office:value-type="string" calcext:value-type="string">
            <text:p>Cairo</text:p>
          </table:table-cell>
          <table:table-cell table:style-name="ce3" office:value-type="float" office:value="18276" calcext:value-type="float">
            <text:p>1827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1" office:value-type="string" calcext:value-type="string" table:number-columns-spanned="4" table:number-rows-spanned="1">
            <text:p>2.What's the age of Estella Cormack?</text:p>
          </table:table-cell>
          <table:covered-table-cell table:number-columns-repeated="3"/>
          <table:table-cell table:style-name="ce19" office:value-type="string" calcext:value-type="string">
            <text:p>Estella Cormack</text:p>
          </table:table-cell>
          <table:table-cell table:style-name="ce22" table:formula="of:=VLOOKUP([.K234];[.B231:.E242];4;0)"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table:style-name="ce3" office:value-type="float" office:value="53700" calcext:value-type="float">
            <text:p>53700</text:p>
          </table:table-cell>
          <table:table-cell table:style-name="ce3" office:value-type="string" calcext:value-type="string">
            <text:p>Margaret Turley</text:p>
          </table:table-cell>
          <table:table-cell table:style-name="ce3" office:value-type="string" calcext:value-type="string">
            <text:p>Shanghai</text:p>
          </table:table-cell>
          <table:table-cell table:style-name="ce3" office:value-type="float" office:value="19327" calcext:value-type="float">
            <text:p>19327</text:p>
          </table:table-cell>
          <table:table-cell table:style-name="ce3" office:value-type="float" office:value="26" calcext:value-type="float">
            <text:p>26</text:p>
          </table:table-cell>
          <table:table-cell table:style-name="ce29" office:value-type="float" office:value="13" calcext:value-type="float" table:number-columns-spanned="1" table:number-rows-spanned="2">
            <text:p>13</text:p>
          </table:table-cell>
          <table:table-cell table:number-columns-repeated="1018"/>
        </table:table-row>
        <table:table-row table:style-name="ro1">
          <table:table-cell table:style-name="ce3" office:value-type="float" office:value="55879" calcext:value-type="float">
            <text:p>55879</text:p>
          </table:table-cell>
          <table:table-cell table:style-name="ce3" office:value-type="string" calcext:value-type="string">
            <text:p>Michael Kaye</text:p>
          </table:table-cell>
          <table:table-cell table:style-name="ce3" office:value-type="string" calcext:value-type="string">
            <text:p>Capetown</text:p>
          </table:table-cell>
          <table:table-cell table:style-name="ce3" office:value-type="float" office:value="18996" calcext:value-type="float">
            <text:p>18996</text:p>
          </table:table-cell>
          <table:table-cell table:style-name="ce3" office:value-type="float" office:value="35" calcext:value-type="float">
            <text:p>35</text:p>
          </table:table-cell>
          <table:covered-table-cell/>
          <table:table-cell table:style-name="ce1" office:value-type="string" calcext:value-type="string" table:number-columns-spanned="4" table:number-rows-spanned="1">
            <text:p>3.Return the location of the following employees: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" office:value-type="float" office:value="59848" calcext:value-type="float">
            <text:p>59848</text:p>
          </table:table-cell>
          <table:table-cell table:style-name="ce3" office:value-type="string" calcext:value-type="string">
            <text:p>PAul Bell</text:p>
          </table:table-cell>
          <table:table-cell table:style-name="ce3" office:value-type="string" calcext:value-type="string">
            <text:p>Bangkok</text:p>
          </table:table-cell>
          <table:table-cell table:style-name="ce3" office:value-type="float" office:value="10387" calcext:value-type="float">
            <text:p>1038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4.Find the salary of the following employees: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3" office:value-type="float" office:value="58369" calcext:value-type="float">
            <text:p>58369</text:p>
          </table:table-cell>
          <table:table-cell table:style-name="ce3" office:value-type="string" calcext:value-type="string">
            <text:p>Thomas Davies</text:p>
          </table:table-cell>
          <table:table-cell table:style-name="ce3" office:value-type="string" calcext:value-type="string">
            <text:p>Capetown</text:p>
          </table:table-cell>
          <table:table-cell table:style-name="ce3" office:value-type="float" office:value="12566" calcext:value-type="float">
            <text:p>12566</text:p>
          </table:table-cell>
          <table:table-cell table:style-name="ce3" office:value-type="float" office:value="37" calcext:value-type="float">
            <text:p>37</text:p>
          </table:table-cell>
          <table:table-cell/>
          <table:table-cell table:style-name="ce2" office:value-type="string" calcext:value-type="string">
            <text:p>Employee ID</text:p>
          </table:table-cell>
          <table:table-cell table:style-name="ce2" office:value-type="string" calcext:value-type="string">
            <text:p>Location</text:p>
          </table:table-cell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alary</text:p>
          </table:table-cell>
          <table:table-cell table:number-columns-repeated="1013"/>
        </table:table-row>
        <table:table-row table:style-name="ro1">
          <table:table-cell table:style-name="ce3" office:value-type="float" office:value="50217" calcext:value-type="float">
            <text:p>50217</text:p>
          </table:table-cell>
          <table:table-cell table:style-name="ce3" office:value-type="string" calcext:value-type="string">
            <text:p>Eric Green</text:p>
          </table:table-cell>
          <table:table-cell table:style-name="ce3" office:value-type="string" calcext:value-type="string">
            <text:p>Warsaw</text:p>
          </table:table-cell>
          <table:table-cell table:style-name="ce3" office:value-type="float" office:value="16406" calcext:value-type="float">
            <text:p>16406</text:p>
          </table:table-cell>
          <table:table-cell table:style-name="ce3" office:value-type="float" office:value="42" calcext:value-type="float">
            <text:p>42</text:p>
          </table:table-cell>
          <table:table-cell/>
          <table:table-cell table:style-name="ce3" office:value-type="float" office:value="55879" calcext:value-type="float">
            <text:p>55879</text:p>
          </table:table-cell>
          <table:table-cell table:style-name="ce5" table:formula="of:=VLOOKUP([.G239];[.A231:.E242];3;0)" office:value-type="string" office:string-value="Capetown" calcext:value-type="string">
            <text:p>Capetown</text:p>
          </table:table-cell>
          <table:table-cell/>
          <table:table-cell table:style-name="ce3" office:value-type="string" calcext:value-type="string">
            <text:p>Ian Nash</text:p>
          </table:table-cell>
          <table:table-cell table:style-name="ce20" table:formula="of:=VLOOKUP([.J239];[.B231:.E242];3;0)" office:value-type="float" office:value="18276" calcext:value-type="float">
            <text:p>18276</text:p>
          </table:table-cell>
          <table:table-cell table:number-columns-repeated="1013"/>
        </table:table-row>
        <table:table-row table:style-name="ro1">
          <table:table-cell table:style-name="ce3" office:value-type="float" office:value="50695" calcext:value-type="float">
            <text:p>50695</text:p>
          </table:table-cell>
          <table:table-cell table:style-name="ce3" office:value-type="string" calcext:value-type="string">
            <text:p>William Black</text:p>
          </table:table-cell>
          <table:table-cell table:style-name="ce3" office:value-type="string" calcext:value-type="string">
            <text:p>Cairo</text:p>
          </table:table-cell>
          <table:table-cell table:style-name="ce3" office:value-type="float" office:value="15784" calcext:value-type="float">
            <text:p>15784</text:p>
          </table:table-cell>
          <table:table-cell table:style-name="ce3" office:value-type="float" office:value="43" calcext:value-type="float">
            <text:p>43</text:p>
          </table:table-cell>
          <table:table-cell/>
          <table:table-cell table:style-name="ce3" office:value-type="float" office:value="50217" calcext:value-type="float">
            <text:p>50217</text:p>
          </table:table-cell>
          <table:table-cell table:style-name="ce5" table:formula="of:=VLOOKUP([.G240];[.A232:.E243];3;0)" office:value-type="string" office:string-value="Warsaw" calcext:value-type="string">
            <text:p>Warsaw</text:p>
          </table:table-cell>
          <table:table-cell/>
          <table:table-cell table:style-name="ce3" office:value-type="string" calcext:value-type="string">
            <text:p>Johnny Slash</text:p>
          </table:table-cell>
          <table:table-cell table:style-name="ce20" table:formula="of:=VLOOKUP([.J240];[.B232:.E243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style-name="ce3" office:value-type="float" office:value="59673" calcext:value-type="float">
            <text:p>59673</text:p>
          </table:table-cell>
          <table:table-cell table:style-name="ce3" office:value-type="string" calcext:value-type="string">
            <text:p>Estella Cormack</text:p>
          </table:table-cell>
          <table:table-cell table:style-name="ce3" office:value-type="string" calcext:value-type="string">
            <text:p>Hong Kong</text:p>
          </table:table-cell>
          <table:table-cell table:style-name="ce3" office:value-type="float" office:value="10959" calcext:value-type="float">
            <text:p>1095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3" office:value-type="float" office:value="50695" calcext:value-type="float">
            <text:p>50695</text:p>
          </table:table-cell>
          <table:table-cell table:style-name="ce5" table:formula="of:=VLOOKUP([.G241];[.A233:.E244];3;0)" office:value-type="string" office:string-value="Cairo" calcext:value-type="string">
            <text:p>Cairo</text:p>
          </table:table-cell>
          <table:table-cell/>
          <table:table-cell table:style-name="ce3" office:value-type="string" calcext:value-type="string">
            <text:p>Estella Cormack</text:p>
          </table:table-cell>
          <table:table-cell table:style-name="ce20" table:formula="of:=VLOOKUP([.J241];[.B231:.E242];3;0)" office:value-type="float" office:value="10959" calcext:value-type="float">
            <text:p>10959</text:p>
          </table:table-cell>
          <table:table-cell table:number-columns-repeated="1013"/>
        </table:table-row>
        <table:table-row table:style-name="ro1">
          <table:table-cell table:style-name="ce3" office:value-type="float" office:value="52130" calcext:value-type="float">
            <text:p>52130</text:p>
          </table:table-cell>
          <table:table-cell table:style-name="ce3" office:value-type="string" calcext:value-type="string">
            <text:p>Chirstopher fallcon</text:p>
          </table:table-cell>
          <table:table-cell table:style-name="ce3" office:value-type="string" calcext:value-type="string">
            <text:p>Delhi</text:p>
          </table:table-cell>
          <table:table-cell table:style-name="ce3" office:value-type="float" office:value="14562" calcext:value-type="float">
            <text:p>1456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VLOOKUP Exercise - Data: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3" office:value-type="string" calcext:value-type="string">
            <text:p>Name </text:p>
          </table:table-cell>
          <table:table-cell table:style-name="ce13" office:value-type="string" calcext:value-type="string">
            <text:p>Age</text:p>
          </table:table-cell>
          <table:table-cell table:style-name="ce13" office:value-type="string" calcext:value-type="string">
            <text:p>Gender</text:p>
          </table:table-cell>
          <table:table-cell table:style-name="ce13" office:value-type="string" calcext:value-type="string">
            <text:p>Occupati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ohn Smith 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Male </text:p>
          </table:table-cell>
          <table:table-cell table:style-name="ce3" office:value-type="string" calcext:value-type="string">
            <text:p>Software E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ane Doe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Data Scientist</text:p>
          </table:table-cell>
          <table:table-cell table:style-name="ce29" office:value-type="float" office:value="14" calcext:value-type="float" table:number-columns-spanned="1" table:number-rows-spanned="2">
            <text:p>1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ob Johnson 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le </text:p>
          </table:table-cell>
          <table:table-cell table:style-name="ce3" office:value-type="string" calcext:value-type="string">
            <text:p>Accountant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Emily Chen 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HR 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am Le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Male </text:p>
          </table:table-cell>
          <table:table-cell table:style-name="ce3" office:value-type="string" calcext:value-type="string">
            <text:p>Market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lice Kim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Sale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oav Ishay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Male </text:p>
          </table:table-cell>
          <table:table-cell table:style-name="ce3" office:value-type="string" calcext:value-type="string">
            <text:p>Lawy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ue Kim 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Docto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ke Le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Male </text:p>
          </table:table-cell>
          <table:table-cell table:style-name="ce3" office:value-type="string" calcext:value-type="string">
            <text:p>CE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ily Chen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Engine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Ques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1. Create a VLOOKUP formula to find the occupation of Jane Doe.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sult 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19" office:value-type="string" calcext:value-type="string">
            <text:p>Jane Doe</text:p>
          </table:table-cell>
          <table:table-cell table:style-name="ce22" table:formula="of:=VLOOKUP([.B262];[.A247:.D256];4;0)" office:value-type="string" office:string-value="Data Scientist" calcext:value-type="string">
            <text:p>Data Scientis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5" table:number-rows-spanned="1">
            <text:p>2. Create a VLOOKUP formula to find the age of Mike Lee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 :</text:p>
          </table:table-cell>
          <table:table-cell table:style-name="ce19" office:value-type="string" calcext:value-type="string">
            <text:p>Mike Lee</text:p>
          </table:table-cell>
          <table:table-cell table:style-name="ce23" table:formula="of:=VLOOKUP([.B265];[.A247:.D256];2;0)"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7" table:number-rows-spanned="1">
            <text:p>Create a VLOOKUP formula to find the occupation of a person whose name starts with "B"(Challenging!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sult 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 :</text:p>
          </table:table-cell>
          <table:table-cell table:style-name="ce19" office:value-type="string" calcext:value-type="string">
            <text:p>B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4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mployee ID 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mployee Name </text:p>
          </table:table-cell>
          <table:table-cell table:style-name="ce3" office:value-type="string" calcext:value-type="string">
            <text:p>John Doe</text:p>
          </table:table-cell>
          <table:table-cell table:style-name="ce3" office:value-type="string" calcext:value-type="string">
            <text:p>Jane Smith</text:p>
          </table:table-cell>
          <table:table-cell table:style-name="ce3" office:value-type="string" calcext:value-type="string">
            <text:p>Bob Johnson</text:p>
          </table:table-cell>
          <table:table-cell table:style-name="ce3" office:value-type="string" calcext:value-type="string">
            <text:p>Sarah Lee</text:p>
          </table:table-cell>
          <table:table-cell table:style-name="ce3" office:value-type="string" calcext:value-type="string">
            <text:p>Tom Davis</text:p>
          </table:table-cell>
          <table:table-cell table:style-name="ce3" office:value-type="string" calcext:value-type="string">
            <text:p>Emily Brown </text:p>
          </table:table-cell>
          <table:table-cell table:style-name="ce3" office:value-type="string" calcext:value-type="string">
            <text:p>Michale Wilson</text:p>
          </table:table-cell>
          <table:table-cell table:style-name="ce3" office:value-type="string" calcext:value-type="string">
            <text:p>Jessica Davis</text:p>
          </table:table-cell>
          <table:table-cell table:style-name="ce3" office:value-type="string" calcext:value-type="string">
            <text:p>David Martin</text:p>
          </table:table-cell>
          <table:table-cell table:style-name="ce3" office:value-type="string" calcext:value-type="string">
            <text:p>Rachel Green 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partment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Marketing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Marketing</text:p>
          </table:table-cell>
          <table:table-cell table:style-name="ce3" office:value-type="string" calcext:value-type="string">
            <text:p>IT 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HR</text:p>
          </table:table-cell>
          <table:table-cell table:style-name="ce3" office:value-type="string" calcext:value-type="string">
            <text:p>Marketing </text:p>
          </table:table-cell>
          <table:table-cell table:style-name="ce29" office:value-type="float" office:value="15" calcext:value-type="float" table:number-columns-spanned="1" table:number-rows-spanned="2">
            <text:p>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Salary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55000" calcext:value-type="float">
            <text:p>55000</text:p>
          </table:table-cell>
          <table:table-cell table:style-name="ce3" office:value-type="float" office:value="60000" calcext:value-type="float">
            <text:p>60000</text:p>
          </table:table-cell>
          <table:table-cell table:style-name="ce3" office:value-type="float" office:value="65000" calcext:value-type="float">
            <text:p>65000</text:p>
          </table:table-cell>
          <table:table-cell table:style-name="ce3" office:value-type="float" office:value="70000" calcext:value-type="float">
            <text:p>70000</text:p>
          </table:table-cell>
          <table:table-cell table:style-name="ce3" office:value-type="float" office:value="75000" calcext:value-type="float">
            <text:p>75000</text:p>
          </table:table-cell>
          <table:table-cell table:style-name="ce3" office:value-type="float" office:value="80000" calcext:value-type="float">
            <text:p>80000</text:p>
          </table:table-cell>
          <table:table-cell table:style-name="ce3" office:value-type="float" office:value="85000" calcext:value-type="float">
            <text:p>85000</text:p>
          </table:table-cell>
          <table:table-cell table:style-name="ce3" office:value-type="float" office:value="90000" calcext:value-type="float">
            <text:p>90000</text:p>
          </table:table-cell>
          <table:table-cell table:style-name="ce3" office:value-type="float" office:value="95000" calcext:value-type="float">
            <text:p>95000</text:p>
          </table:table-cell>
          <table:covered-table-cell/>
          <table:table-cell table:number-columns-repeated="1012"/>
        </table:table-row>
        <table:table-row table:style-name="ro1">
          <table:table-cell table:style-name="ce2" office:value-type="string" calcext:value-type="string">
            <text:p>Bonu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00" calcext:value-type="float">
            <text:p>55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6500" calcext:value-type="float">
            <text:p>65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otal Pay</text:p>
          </table:table-cell>
          <table:table-cell table:style-name="ce3" office:value-type="float" office:value="52000" calcext:value-type="float">
            <text:p>52000</text:p>
          </table:table-cell>
          <table:table-cell table:style-name="ce3" office:value-type="float" office:value="57500" calcext:value-type="float">
            <text:p>57500</text:p>
          </table:table-cell>
          <table:table-cell table:style-name="ce3" office:value-type="float" office:value="63000" calcext:value-type="float">
            <text:p>63000</text:p>
          </table:table-cell>
          <table:table-cell table:style-name="ce3" office:value-type="float" office:value="685000" calcext:value-type="float">
            <text:p>685000</text:p>
          </table:table-cell>
          <table:table-cell table:style-name="ce3" office:value-type="float" office:value="74000" calcext:value-type="float">
            <text:p>74000</text:p>
          </table:table-cell>
          <table:table-cell table:style-name="ce3" office:value-type="float" office:value="79500" calcext:value-type="float">
            <text:p>79500</text:p>
          </table:table-cell>
          <table:table-cell table:style-name="ce3" office:value-type="float" office:value="85000" calcext:value-type="float">
            <text:p>85000</text:p>
          </table:table-cell>
          <table:table-cell table:style-name="ce3" office:value-type="float" office:value="90500" calcext:value-type="float">
            <text:p>90500</text:p>
          </table:table-cell>
          <table:table-cell table:style-name="ce3" office:value-type="float" office:value="96000" calcext:value-type="float">
            <text:p>96000</text:p>
          </table:table-cell>
          <table:table-cell table:style-name="ce3" office:value-type="float" office:value="101500" calcext:value-type="float">
            <text:p>101500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1.What is the department of employee with ID 102 ?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Enter function here:</text:p>
          </table:table-cell>
          <table:table-cell table:style-name="ce19" office:value-type="float" office:value="102" calcext:value-type="float">
            <text:p>102</text:p>
          </table:table-cell>
          <table:table-cell table:style-name="ce24" table:formula="of:=HLOOKUP([.B281];[.A272:.K277];3;0)" office:value-type="string" office:string-value="Marketing" calcext:value-type="string">
            <text:p>Marketing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2.what is the salary of employee with ID 105 ?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Enter the function here:</text:p>
          </table:table-cell>
          <table:table-cell table:style-name="ce19" office:value-type="float" office:value="105" calcext:value-type="float">
            <text:p>105</text:p>
          </table:table-cell>
          <table:table-cell table:style-name="ce25" table:formula="of:=HLOOKUP([.B285];[.A272:.K277];4;0)" office:value-type="float" office:value="70000" calcext:value-type="float">
            <text:p>7000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3. What is the total pay of employee with ID 107 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" office:value-type="string" calcext:value-type="string">
            <text:p>Enter function here :</text:p>
          </table:table-cell>
          <table:table-cell table:style-name="ce19" office:value-type="float" office:value="107" calcext:value-type="float">
            <text:p>107</text:p>
          </table:table-cell>
          <table:table-cell table:style-name="ce25" table:formula="of:=HLOOKUP([.B288];[.A272:.K277];6;0)" office:value-type="float" office:value="85000" calcext:value-type="float">
            <text:p>8500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Data - SUMIF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Medals Won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ichael Phelps </text:p>
          </table:table-cell>
          <table:table-cell table:style-name="ce3" office:value-type="string" calcext:value-type="string">
            <text:p>Swimming 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sain BOlt</text:p>
          </table:table-cell>
          <table:table-cell table:style-name="ce3" office:value-type="string" calcext:value-type="string">
            <text:p>Athletics</text:p>
          </table:table-cell>
          <table:table-cell table:style-name="ce3" office:value-type="string" calcext:value-type="string">
            <text:p>Jamaica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mone Biles</text:p>
          </table:table-cell>
          <table:table-cell table:style-name="ce3" office:value-type="string" calcext:value-type="string">
            <text:p>Gymnastics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style-name="ce29" office:value-type="float" office:value="16" calcext:value-type="float" table:number-columns-spanned="1" table:number-rows-spanned="2">
            <text:p>16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atarina Witt</text:p>
          </table:table-cell>
          <table:table-cell table:style-name="ce3" office:value-type="string" calcext:value-type="string">
            <text:p>Figure skating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adia Comaneci</text:p>
          </table:table-cell>
          <table:table-cell table:style-name="ce3" office:value-type="string" calcext:value-type="string">
            <text:p>Gymnastics</text:p>
          </table:table-cell>
          <table:table-cell table:style-name="ce3" office:value-type="string" calcext:value-type="string">
            <text:p>Romani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arl Lewis</text:p>
          </table:table-cell>
          <table:table-cell table:style-name="ce3" office:value-type="string" calcext:value-type="string">
            <text:p>Athletics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Larisa Latynina</text:p>
          </table:table-cell>
          <table:table-cell table:style-name="ce3" office:value-type="string" calcext:value-type="string">
            <text:p>Gymnastics</text:p>
          </table:table-cell>
          <table:table-cell table:style-name="ce3" office:value-type="string" calcext:value-type="string">
            <text:p>USSR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k Spitz</text:p>
          </table:table-cell>
          <table:table-cell table:style-name="ce3" office:value-type="string" calcext:value-type="string">
            <text:p>Swimming 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onjia Henie</text:p>
          </table:table-cell>
          <table:table-cell table:style-name="ce3" office:value-type="string" calcext:value-type="string">
            <text:p>Figure skating</text:p>
          </table:table-cell>
          <table:table-cell table:style-name="ce3" office:value-type="string" calcext:value-type="string">
            <text:p>Norway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Yelena Isinbayeva</text:p>
          </table:table-cell>
          <table:table-cell table:style-name="ce3" office:value-type="string" calcext:value-type="string">
            <text:p>Athletics</text:p>
          </table:table-cell>
          <table:table-cell table:style-name="ce3" office:value-type="string" calcext:value-type="string">
            <text:p>Russia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Ques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1. What is the total number <text:s/>of medals won by athletes from USA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([.C293:.C302];&quot;USA&quot;;[.D293:.D302])"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2. What is the Total number of medals won by figure skaters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([.B293:.B302];&quot;Figure Skating&quot;;[.D293:.D302])" office:value-type="float" office:value="5" calcext:value-type="float">
            <text:p>5</text:p>
          </table:table-cell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6" table:number-rows-spanned="1">
            <text:p>3. What is the total number of medals won by both USA and jamaica?(Hard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([.C293:.C302];&quot;USA&quot;;[.D293:.D302])+SUMIF([.C293:.C302];&quot;Jamaica&quot;;[.D293:.D302])" office:value-type="float" office:value="75" calcext:value-type="float">
            <text:p>75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OUNTIF Exerci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Marital Statu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Marr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Single</text:p>
          </table:table-cell>
          <table:table-cell/>
          <table:table-cell table:style-name="ce27" office:value-type="float" office:value="17" calcext:value-type="float" table:number-columns-spanned="1" table:number-rows-spanned="2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Married</text:p>
          </table:table-cell>
          <table:table-cell/>
          <table:covered-table-cell/>
          <table:table-cell table:number-columns-repeated="1017"/>
        </table:table-row>
        <table:table-row table:style-name="ro1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Marr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Sing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gan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Marr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UK</text:p>
          </table:table-cell>
          <table:table-cell table:style-name="ce3" office:value-type="string" calcext:value-type="string">
            <text:p>Sing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Singl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histopher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Married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ria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anada</text:p>
          </table:table-cell>
          <table:table-cell table:style-name="ce3" office:value-type="string" calcext:value-type="string">
            <text:p>Married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1.What is the number of married individuals in the data set 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COUNTIF([.E322:.E331];&quot;married&quot;)"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2.What is the number of individuals from the USA in the data set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COUNTIF([.D322:.D331];&quot;USA&quot;)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3.What is the number of female individuals the data set 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COUNTIF([.B322:.B331];&quot;Female&quot;)" office:value-type="float" office:value="5" calcext:value-type="float">
            <text:p>5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SUMIFS Exerci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Quantity Sold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Total Revenu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martphone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500" calcext:value-type="float">
            <text:p>7500</text:p>
          </table:table-cell>
          <table:table-cell/>
          <table:table-cell table:style-name="ce27" office:value-type="float" office:value="18" calcext:value-type="float" table:number-columns-spanned="1" table:number-rows-spanned="2">
            <text:p>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apto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000" calcext:value-type="float">
            <text:p>8000</text:p>
          </table:table-cell>
          <table:table-cell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Table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July 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000" calcext:value-type="float">
            <text:p>8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V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000" calcext:value-type="float">
            <text:p>12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frigerator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un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1000" calcext:value-type="float">
            <text:p>2100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icrowav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ay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0800" calcext:value-type="float">
            <text:p>108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1.What is the total revenue of product with a rating of 5 in the month of june 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S([.F351:.F356];[.B351:.B356];&quot;5&quot;;[.C351:.C356];&quot;june&quot;)" office:value-type="float" office:value="28500" calcext:value-type="float">
            <text:p>285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2.what is the total revenue of products with a rating of 4 or higher and sold int the month of june 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S([.F351:.F356];[.C351:.C356];&quot;June&quot;;[.B351:.B356];&quot;4&quot;)+SUMIFS([.F351:.F356];[.C351:.C356];&quot;june&quot;;[.B351:.B356];&quot;5&quot;)" office:value-type="float" office:value="48500" calcext:value-type="float">
            <text:p>485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3.What is the total quantity sold of products with a rating of 4 or higher and a Price of $800 or higher?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SUMIFS([.D351:.D356];[.B351:.B356];&quot;&gt;=4&quot;;[.E351:.E356];&quot;&gt;=800&quot;)" office:value-type="float" office:value="36" calcext:value-type="float">
            <text:p>36</text:p>
          </table:table-cell>
          <table:table-cell table:style-name="ce26"/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COUNTIFS Exercis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tudent Nam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Subject </text:p>
          </table:table-cell>
          <table:table-cell table:style-name="ce2" office:value-type="string" calcext:value-type="string">
            <text:p>Score </text:p>
          </table:table-cell>
          <table:table-cell table:style-name="ce2" office:value-type="string" calcext:value-type="string">
            <text:p>Pass/F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Pass</text:p>
          </table:table-cell>
          <table:table-cell/>
          <table:table-cell table:style-name="ce27" office:value-type="float" office:value="19" calcext:value-type="float" table:number-columns-spanned="1" table:number-rows-spanned="2">
            <text:p>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Jane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ass</text:p>
          </table:table-cell>
          <table:table-cell/>
          <table:covered-table-cell/>
          <table:table-cell table:number-columns-repeated="1016"/>
        </table:table-row>
        <table:table-row table:style-name="ro1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nda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ophie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Fai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mma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2th</text:p>
          </table:table-cell>
          <table:table-cell table:style-name="ce3" office:value-type="string" calcext:value-type="string">
            <text:p>Science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10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iam</text:p>
          </table:table-cell>
          <table:table-cell table:style-name="ce3" office:value-type="string" calcext:value-type="string">
            <text:p>Female</text:p>
          </table:table-cell>
          <table:table-cell table:style-name="ce3" office:value-type="string" calcext:value-type="string">
            <text:p>11th</text:p>
          </table:table-cell>
          <table:table-cell table:style-name="ce3" office:value-type="string" calcext:value-type="string">
            <text:p>Math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1.What is the number of students who pass in Math ?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COUNTIFS([.D376:.D389];&quot;math&quot;;[.F376:.F389];&quot;pass&quot;)"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8" table:number-rows-spanned="1">
            <text:p>2.What is the number fo female students who scored 75 or higher in science?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Result: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ter function here:</text:p>
          </table:table-cell>
          <table:table-cell table:style-name="ce5" table:formula="of:=COUNTIFS([.B376:.B389];&quot;female&quot;;[.E376:.E389];&quot;&gt;=75&quot;;[.D376:.D389];&quot;Science&quot;)" office:value-type="float" office:value="2" calcext:value-type="float">
            <text:p>2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Blow is the table of 1998 -1999 top Scores in the premier League: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yer Name</text:p>
          </table:table-cell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Goals sco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Jimmy Floyd Hasseibaink</text:p>
          </table:table-cell>
          <table:table-cell table:style-name="ce3" office:value-type="string" calcext:value-type="string">
            <text:p>Leeds United 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chael Owen</text:p>
          </table:table-cell>
          <table:table-cell table:style-name="ce3" office:value-type="string" calcext:value-type="string">
            <text:p>Liverpool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wight Yorke</text:p>
          </table:table-cell>
          <table:table-cell table:style-name="ce3" office:value-type="string" calcext:value-type="string">
            <text:p>Manchester United</text:p>
          </table:table-cell>
          <table:table-cell table:style-name="ce3" office:value-type="float" office:value="18" calcext:value-type="float">
            <text:p>18</text:p>
          </table:table-cell>
          <table:table-cell table:style-name="ce31"/>
          <table:table-cell table:number-columns-repeated="1020"/>
        </table:table-row>
        <table:table-row table:style-name="ro1">
          <table:table-cell table:style-name="ce3" office:value-type="string" calcext:value-type="string">
            <text:p>Nicolas Aneika</text:p>
          </table:table-cell>
          <table:table-cell table:style-name="ce3" office:value-type="string" calcext:value-type="string">
            <text:p>Arsenal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4" office:value-type="float" office:value="20" calcext:value-type="float" table:number-columns-spanned="1" table:number-rows-spanned="2">
            <text:p>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ndy COle</text:p>
          </table:table-cell>
          <table:table-cell table:style-name="ce3" office:value-type="string" calcext:value-type="string">
            <text:p>Manchester United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Hamilton Ricard</text:p>
          </table:table-cell>
          <table:table-cell table:style-name="ce3" office:value-type="string" calcext:value-type="string">
            <text:p>Middlesbrough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on Dublin</text:p>
          </table:table-cell>
          <table:table-cell table:style-name="ce3" office:value-type="string" calcext:value-type="string">
            <text:p>Aston Vill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obble Fowler</text:p>
          </table:table-cell>
          <table:table-cell table:style-name="ce3" office:value-type="string" calcext:value-type="string">
            <text:p>Liverpool</text:p>
          </table:table-cell>
          <table:table-cell table:style-name="ce3" office:value-type="float" office:value="14" calcext:value-type="float">
            <text:p>14</text:p>
          </table:table-cell>
          <table:table-cell table:style-name="ce32"/>
          <table:table-cell table:number-columns-repeated="1020"/>
        </table:table-row>
        <table:table-row table:style-name="ro1">
          <table:table-cell table:style-name="ce3" office:value-type="string" calcext:value-type="string">
            <text:p>Julian Jachim</text:p>
          </table:table-cell>
          <table:table-cell table:style-name="ce3" office:value-type="string" calcext:value-type="string">
            <text:p>Aston Villa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lan Shearer</text:p>
          </table:table-cell>
          <table:table-cell table:style-name="ce3" office:value-type="string" calcext:value-type="string">
            <text:p>Newcastle United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Complete the following table :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Club</text:p>
          </table:table-cell>
          <table:table-cell table:style-name="ce2" office:value-type="string" calcext:value-type="string">
            <text:p>No. Of Top Scorers</text:p>
          </table:table-cell>
          <table:table-cell table:style-name="ce2" office:value-type="string" calcext:value-type="string">
            <text:p>Total no. Of Goals Sco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nchester United</text:p>
          </table:table-cell>
          <table:table-cell table:style-name="ce5" table:formula="of:=COUNTIFS([.B403:.B412];&quot;Liverpool&quot;;[.C403:.C412];&quot;&gt;17&quot;)" office:value-type="float" office:value="1" calcext:value-type="float">
            <text:p>1</text:p>
          </table:table-cell>
          <table:table-cell table:style-name="ce5" table:formula="of:=SUMIF([.B403:.B412];&quot;Manchester united&quot;;[.C403:.C412])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verpool</text:p>
          </table:table-cell>
          <table:table-cell table:style-name="ce5" table:formula="of:=COUNTIFS([.B404:.B413];&quot;Manchester United&quot;;[.C404:.C413];&quot;&gt;17&quot;)" office:value-type="float" office:value="1" calcext:value-type="float">
            <text:p>1</text:p>
          </table:table-cell>
          <table:table-cell table:style-name="ce5" table:formula="of:=SUMIF([.B404:.B413];&quot;liverpool&quot;;[.C404:.C413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Retrieve the birthday for the following players from the data in "Birthdays" worksheet and Complete the table: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layer Name</text:p>
          </table:table-cell>
          <table:table-cell table:style-name="ce2" office:value-type="string" calcext:value-type="string">
            <text:p>Birthday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wight Yorke</text:p>
          </table:table-cell>
          <table:table-cell table:style-name="ce20" table:formula="of:=VLOOKUP([.A424];[.A402:.C412];4;0)" office:value-type="string" office:string-value="" calcext:value-type="error">
            <text:p>Err:502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3" office:value-type="string" calcext:value-type="string">
            <text:p>Robble Fowler</text:p>
          </table:table-cell>
          <table:table-cell table:style-name="ce20" table:formula="of:=VLOOKUP([.A425];[.A403:.C412];4;0)" office:value-type="string" office:string-value="" calcext:value-type="error">
            <text:p>Err:502</text:p>
          </table:table-cell>
          <table:table-cell table:style-name="ce26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3" table:number-rows-spanned="1">
            <text:p>How many players scored more than 15 goals?</text:p>
          </table:table-cell>
          <table:covered-table-cell table:number-columns-repeated="2"/>
          <table:table-cell table:style-name="ce5" table:formula="of:=COUNTIF([.C403:.C412];&quot;&gt;15&quot;)" office:value-type="float" office:value="5" calcext:value-type="float">
            <text:p>5</text:p>
          </table:table-cell>
          <table:table-cell table:number-columns-repeated="1020"/>
        </table:table-row>
        <table:table-row table:style-name="ro2" table:number-rows-repeated="10481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 B" table:style-name="ta2">
        <table:table-column table:style-name="co8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mple Arithmetic Data</text:p>
          </table:table-cell>
          <table:covered-table-cell table:number-columns-repeated="2"/>
          <table:table-cell table:number-columns-repeated="3"/>
          <table:table-cell table:style-name="ce3" office:value-type="string" calcext:value-type="string">
            <text:p>Task 1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In this exercise you will create basic formulae involving simple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8" office:value-type="string" calcext:value-type="string">
            <text:p>Value 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calculations on a pair of values. The sums involved are intentionally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8" office:value-type="string" calcext:value-type="string">
            <text:p>Value 2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/>
          <table:table-cell table:style-name="ce42" office:value-type="string" calcext:value-type="string" table:number-columns-spanned="1" table:number-rows-spanned="2">
            <text:p>Task 1</text:p>
          </table:table-cell>
          <table:table-cell/>
          <table:table-cell table:style-name="ce1" office:value-type="string" calcext:value-type="string" table:number-columns-spanned="5" table:number-rows-spanned="1">
            <text:p>simple to allow you to check that your answers are correct using a littl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4"/>
          <table:covered-table-cell/>
          <table:table-cell/>
          <table:table-cell table:style-name="ce1" office:value-type="string" calcext:value-type="string" table:number-columns-spanned="2" table:number-rows-spanned="1">
            <text:p>mental arithmetic.</text:p>
          </table:table-cell>
          <table:covered-table-cell/>
          <table:table-cell table:number-columns-repeated="3"/>
          <table:table-cell table:style-name="ce67" office:value-type="string" calcext:value-type="string" table:number-columns-spanned="6" table:number-rows-spanned="2">
            <text:p>Project B</text:p>
          </table:table-cell>
          <table:covered-table-cell table:number-columns-repeated="5"/>
          <table:table-cell table:number-columns-repeated="1007"/>
        </table:table-row>
        <table:table-row table:style-name="ro1">
          <table:table-cell table:style-name="ce38" office:value-type="string" calcext:value-type="string">
            <text:p>Add</text:p>
          </table:table-cell>
          <table:table-cell table:style-name="ce49" table:formula="of:=[.B3]+[.B4]" office:value-type="float" office:value="6" calcext:value-type="float">
            <text:p>6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Enter the data shown opposite into a new blank workbook. Leave the cells</text:p>
          </table:table-cell>
          <table:covered-table-cell table:number-columns-repeated="10"/>
          <table:table-cell table:number-columns-repeated="1007"/>
        </table:table-row>
        <table:table-row table:style-name="ro1">
          <table:table-cell table:style-name="ce38" office:value-type="string" calcext:value-type="string">
            <text:p>Subtract</text:p>
          </table:table-cell>
          <table:table-cell table:style-name="ce49" table:formula="of:=[.B3]-[.B4]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containing the word formula empty for now: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38" office:value-type="string" calcext:value-type="string">
            <text:p>Multiply </text:p>
          </table:table-cell>
          <table:table-cell table:style-name="ce49" table:formula="of:=[.B3]*[.B4]"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1. Enter a formula to add together the contents of cells B3 and B4.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8" office:value-type="string" calcext:value-type="string">
            <text:p>Divide</text:p>
          </table:table-cell>
          <table:table-cell table:style-name="ce49" table:formula="of:=[.B3]/[.B4]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Place the result in B6.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1">
            <text:p>2. Enter a formula to subtract the contents of cells B4 from B3. Place the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3" office:value-type="string" calcext:value-type="string">
            <text:p>result in cell B7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5" table:number-rows-spanned="1">
            <text:p>3. Enter a formula to multiply the contents of cell B3 by B4. Place the result in cell B8.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4" table:number-rows-spanned="1">
            <text:p>Simple Arithmetic Data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5" table:number-rows-spanned="1">
            <text:p>4. Enter a formula to divide the contents of cell B3 by B4. Place the result in B9.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6" table:number-rows-spanned="1">
            <text:p>5. Do a quick check that your answers are correct, then save the file as maths.xls in the intro-formulae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style-name="ce38" office:value-type="string" calcext:value-type="string">
            <text:p>Value 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8" office:value-type="string" calcext:value-type="string">
            <text:p>Value 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Task 2: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 table:number-columns-spanned="4" table:number-rows-spanned="1">
            <text:p>Open the maths.xls workbook created in the previous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style-name="ce38" office:value-type="string" calcext:value-type="string">
            <text:p>Add</text:p>
          </table:table-cell>
          <table:table-cell table:style-name="ce38" office:value-type="float" office:value="6" calcext:value-type="float">
            <text:p>6</text:p>
          </table:table-cell>
          <table:table-cell table:style-name="ce55" table:formula="of:=[.C15]+[.C16]" office:value-type="float" office:value="3" calcext:value-type="float">
            <text:p>3</text:p>
          </table:table-cell>
          <table:table-cell table:style-name="ce55" table:formula="of:=[.D15]+[.D16]" office:value-type="float" office:value="9" calcext:value-type="float">
            <text:p>9</text:p>
          </table:table-cell>
          <table:table-cell/>
          <table:table-cell table:style-name="ce29" office:value-type="string" calcext:value-type="string" table:number-columns-spanned="1" table:number-rows-spanned="2">
            <text:p>Task 2</text:p>
          </table:table-cell>
          <table:table-cell table:style-name="ce3" office:value-type="string" calcext:value-type="string">
            <text:p>exercise and go to Sheet 1.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subtract</text:p>
          </table:table-cell>
          <table:table-cell table:style-name="ce38" office:value-type="float" office:value="2" calcext:value-type="float">
            <text:p>2</text:p>
          </table:table-cell>
          <table:table-cell table:style-name="ce55" table:formula="of:=[.C15]-[.C16]" office:value-type="float" office:value="1" calcext:value-type="float">
            <text:p>1</text:p>
          </table:table-cell>
          <table:table-cell table:style-name="ce55" table:formula="of:=[.D15]-[.D16]" office:value-type="float" office:value="3" calcext:value-type="float">
            <text:p>3</text:p>
          </table:table-cell>
          <table:table-cell/>
          <table:covered-table-cell/>
          <table:table-cell table:style-name="ce3" office:value-type="string" calcext:value-type="string">
            <text:p>1. Modify the worksheet by adding two new sets of values as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Multiply</text:p>
          </table:table-cell>
          <table:table-cell table:style-name="ce38" office:value-type="float" office:value="8" calcext:value-type="float">
            <text:p>8</text:p>
          </table:table-cell>
          <table:table-cell table:style-name="ce55" table:formula="of:=[.C15]*[.C16]" office:value-type="float" office:value="2" calcext:value-type="float">
            <text:p>2</text:p>
          </table:table-cell>
          <table:table-cell table:style-name="ce55" table:formula="of:=[.D15]*[.D16]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shown below in cells C3, C4, D3, and D4.</text:p>
          </table:table-cell>
          <table:table-cell table:number-columns-repeated="1017"/>
        </table:table-row>
        <table:table-row table:style-name="ro1">
          <table:table-cell table:style-name="ce38" office:value-type="string" calcext:value-type="string">
            <text:p>Divide</text:p>
          </table:table-cell>
          <table:table-cell table:style-name="ce38" office:value-type="float" office:value="2" calcext:value-type="float">
            <text:p>2</text:p>
          </table:table-cell>
          <table:table-cell table:style-name="ce55" table:formula="of:=[.C15]/[.C16]" office:value-type="float" office:value="2" calcext:value-type="float">
            <text:p>2</text:p>
          </table:table-cell>
          <table:table-cell table:style-name="ce55" table:formula="of:=[.D15]/[.D16]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2. Copy each of the formulae in column B to columns C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and D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3. Click in cell C6 and check that the formula is correc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(when you click in the cell you will see the formula rathe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 office:value-type="string" calcext:value-type="string">
            <text:p>than the result). It should be =C3+C4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liday Costs</text:p>
          </table:table-cell>
          <table:table-cell table:number-columns-repeated="5"/>
          <table:table-cell table:style-name="ce3" office:value-type="string" calcext:value-type="string">
            <text:p>4. Check that the copied formulae have done what you needed using a bit of mental arithmetic.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ienna</text:p>
          </table:table-cell>
          <table:table-cell table:style-name="ce2" office:value-type="string" calcext:value-type="string">
            <text:p>Budapest</text:p>
          </table:table-cell>
          <table:table-cell table:style-name="ce2" office:value-type="string" calcext:value-type="string">
            <text:p>Paris</text:p>
          </table:table-cell>
          <table:table-cell table:style-name="ce2" office:value-type="string" calcext:value-type="string">
            <text:p>Rome</text:p>
          </table:table-cell>
          <table:table-cell table:style-name="ce2" office:value-type="string" calcext:value-type="string">
            <text:p>Geneva</text:p>
          </table:table-cell>
          <table:table-cell table:style-name="ce3" office:value-type="string" calcext:value-type="string">
            <text:p>5. Save and close the workbook.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vel Costs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Hotel</text:p>
          </table:table-cell>
          <table:table-cell table:style-name="ce38" office:value-type="float" office:value="960" calcext:value-type="float">
            <text:p>960</text:p>
          </table:table-cell>
          <table:table-cell table:number-columns-repeated="2" table:style-name="ce38" office:value-type="float" office:value="400" calcext:value-type="float">
            <text:p>400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800" calcext:value-type="float">
            <text:p>800</text:p>
          </table:table-cell>
          <table:table-cell table:number-columns-repeated="4"/>
          <table:table-cell table:style-name="ce3" office:value-type="string" calcext:value-type="string">
            <text:p>Exercise 2: Holiday costs</text:p>
          </table:table-cell>
          <table:table-cell table:number-columns-repeated="1013"/>
        </table:table-row>
        <table:table-row table:style-name="ro1">
          <table:table-cell table:style-name="ce38" office:value-type="string" calcext:value-type="string">
            <text:p>Flight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85" calcext:value-type="float">
            <text:p>185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1. Create a new worksheet as shown below: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style-name="ce38" office:value-type="string" calcext:value-type="string">
            <text:p>Airport Taxes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8" calcext:value-type="float">
            <text:p>18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2. Enter a formula in cell B8 to calculate the Sub Total of the Travel Costs. When you have entered this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number-columns-repeated="7"/>
          <table:table-cell table:style-name="ce29" office:value-type="string" calcext:value-type="string" table:number-columns-spanned="3" table:number-rows-spanned="2">
            <text:p>Exercise 2:</text:p>
          </table:table-cell>
          <table:covered-table-cell table:number-columns-repeated="2"/>
          <table:table-cell table:style-name="ce1" office:value-type="string" calcext:value-type="string" table:number-columns-spanned="6" table:number-rows-spanned="1">
            <text:p>formula and are confident that it is correct, copy the formula to the other cells in the row (i.e. cells C8:F8).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Sub Total</text:p>
          </table:table-cell>
          <table:table-cell table:style-name="ce5" table:formula="of:=SUM([.B28:.B31])" office:value-type="float" office:value="1235" calcext:value-type="float">
            <text:p>1235</text:p>
          </table:table-cell>
          <table:table-cell table:style-name="ce5" table:formula="of:=SUM([.C28:.C31])" office:value-type="float" office:value="620" calcext:value-type="float">
            <text:p>620</text:p>
          </table:table-cell>
          <table:table-cell table:style-name="ce5" table:formula="of:=SUM([.D28:.D31])" office:value-type="float" office:value="534" calcext:value-type="float">
            <text:p>534</text:p>
          </table:table-cell>
          <table:table-cell table:style-name="ce5" table:formula="of:=SUM([.E28:.E31])" office:value-type="float" office:value="993" calcext:value-type="float">
            <text:p>993</text:p>
          </table:table-cell>
          <table:table-cell table:style-name="ce5" table:formula="of:=SUM([.F28:.F31])" office:value-type="float" office:value="1003" calcext:value-type="float">
            <text:p>1003</text:p>
          </table:table-cell>
          <table:table-cell/>
          <table:covered-table-cell table:number-columns-repeated="3"/>
          <table:table-cell table:style-name="ce1" office:value-type="string" calcext:value-type="string" table:number-columns-spanned="6" table:number-rows-spanned="1">
            <text:p>3. Enter a formula in cell B16 to calculate the Sub Total of the Additional Costs. Copy this formula to cells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number-columns-repeated="10"/>
          <table:table-cell table:style-name="ce3" office:value-type="string" calcext:value-type="string">
            <text:p>C16:F16.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dditional Costs</text:p>
          </table:table-cell>
          <table:table-cell table:number-columns-repeated="9"/>
          <table:table-cell table:style-name="ce1" office:value-type="string" calcext:value-type="string" table:number-columns-spanned="6" table:number-rows-spanned="1">
            <text:p>4. Enter a formula in cell B18 to calculate the Grand Total. Copy this formula to cells C18:F18.</text:p>
          </table:table-cell>
          <table:covered-table-cell table:number-columns-repeated="5"/>
          <table:table-cell table:number-columns-repeated="1008"/>
        </table:table-row>
        <table:table-row table:style-name="ro1">
          <table:table-cell table:style-name="ce38" office:value-type="string" calcext:value-type="string">
            <text:p>Personal Insurance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5. Save the file as holiday.xls in the r:\training.dir\excel\intro-formulae-functions folder.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38" office:value-type="string" calcext:value-type="string">
            <text:p>Car Hire</text:p>
          </table:table-cell>
          <table:table-cell table:style-name="ce38" office:value-type="float" office:value="560" calcext:value-type="float">
            <text:p>560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Petrol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80" calcext:value-type="float">
            <text:p>80</text:p>
          </table:table-cell>
          <table:table-cell table:style-name="ce38"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style-name="ce38" office:value-type="string" calcext:value-type="string">
            <text:p>Travellers Cheques</text:p>
          </table:table-cell>
          <table:table-cell table:style-name="ce38" office:value-type="float" office:value="300" calcext:value-type="float">
            <text:p>300</text:p>
          </table:table-cell>
          <table:table-cell table:style-name="ce38" office:value-type="float" office:value="450" calcext:value-type="float">
            <text:p>450</text:p>
          </table:table-cell>
          <table:table-cell table:style-name="ce38" office:value-type="float" office:value="500" calcext:value-type="float">
            <text:p>500</text:p>
          </table:table-cell>
          <table:table-cell table:style-name="ce38" office:value-type="float" office:value="200" calcext:value-type="float">
            <text:p>200</text:p>
          </table:table-cell>
          <table:table-cell table:style-name="ce38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Sub Total</text:p>
          </table:table-cell>
          <table:table-cell table:style-name="ce5" table:formula="of:=SUM([.B36:.B39])" office:value-type="float" office:value="985" calcext:value-type="float">
            <text:p>985</text:p>
          </table:table-cell>
          <table:table-cell table:style-name="ce5" table:formula="of:=SUM([.C36:.C39])" office:value-type="float" office:value="795" calcext:value-type="float">
            <text:p>795</text:p>
          </table:table-cell>
          <table:table-cell table:style-name="ce5" table:formula="of:=SUM([.D36:.D39])" office:value-type="float" office:value="1063" calcext:value-type="float">
            <text:p>1063</text:p>
          </table:table-cell>
          <table:table-cell table:style-name="ce5" table:formula="of:=SUM([.E36:.E39])" office:value-type="float" office:value="650" calcext:value-type="float">
            <text:p>650</text:p>
          </table:table-cell>
          <table:table-cell table:style-name="ce5" table:formula="of:=SUM([.F36:.F39])" office:value-type="float" office:value="547" calcext:value-type="float">
            <text:p>547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Grand Total</text:p>
          </table:table-cell>
          <table:table-cell table:style-name="ce25" table:formula="of:=SUM([.B33]+[.B41])" office:value-type="float" office:value="2220" calcext:value-type="float">
            <text:p>2220</text:p>
          </table:table-cell>
          <table:table-cell table:style-name="ce25" table:formula="of:=SUM([.C33]+[.C41])" office:value-type="float" office:value="1415" calcext:value-type="float">
            <text:p>1415</text:p>
          </table:table-cell>
          <table:table-cell table:style-name="ce25" table:formula="of:=SUM([.D33]+[.D41])" office:value-type="float" office:value="1597" calcext:value-type="float">
            <text:p>1597</text:p>
          </table:table-cell>
          <table:table-cell table:style-name="ce25" table:formula="of:=SUM([.E33]+[.E41])" office:value-type="float" office:value="1643" calcext:value-type="float">
            <text:p>1643</text:p>
          </table:table-cell>
          <table:table-cell table:style-name="ce25" table:formula="of:=SUM([.F33]+[.F41])" office:value-type="float" office:value="1550" calcext:value-type="float">
            <text:p>1550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39" office:value-type="string" calcext:value-type="string">
            <text:p>WEEKS</text:p>
          </table:table-cell>
          <table:table-cell table:style-name="ce50" office:value-type="string" calcext:value-type="string">
            <text:p>NEWSPAPER</text:p>
          </table:table-cell>
          <table:table-cell table:style-name="ce50" office:value-type="string" calcext:value-type="string">
            <text:p>RETAIL $</text:p>
          </table:table-cell>
          <table:table-cell table:style-name="ce50" office:value-type="string" calcext:value-type="string">
            <text:p>SOLD</text:p>
          </table:table-cell>
          <table:table-cell table:style-name="ce50" office:value-type="string" calcext:value-type="string">
            <text:p>TOTAL SELL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Exercise 3: Newspaper sales</text:p>
          </table:table-cell>
          <table:covered-table-cell/>
          <table:table-cell table:number-columns-repeated="1013"/>
        </table:table-row>
        <table:table-row table:style-name="ro1">
          <table:table-cell table:style-name="ce40" office:value-type="string" calcext:value-type="string">
            <text:p>1ST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0" calcext:value-type="float">
            <text:p>20</text:p>
          </table:table-cell>
          <table:table-cell table:style-name="ce61" table:formula="of:=PRODUCT([.C48];[.D48])" office:value-type="float" office:value="120" calcext:value-type="float">
            <text:p>120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1. Open the workbook: news.xls.</text:p>
          </table:table-cell>
          <table:covered-table-cell/>
          <table:table-cell table:number-columns-repeated="1013"/>
        </table:table-row>
        <table:table-row table:style-name="ro1">
          <table:table-cell table:style-name="ce40" office:value-type="string" calcext:value-type="string">
            <text:p>2ND</text:p>
          </table:table-cell>
          <table:table-cell table:style-name="ce51" office:value-type="string" calcext:value-type="string">
            <text:p>TELEGRAM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3" calcext:value-type="float">
            <text:p>23</text:p>
          </table:table-cell>
          <table:table-cell table:style-name="ce61" table:formula="of:=PRODUCT([.C49];[.D49])" office:value-type="float" office:value="138" calcext:value-type="float">
            <text:p>138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This worksheet shows details of the volume of different newspapers sold over a period of 15 weeks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40" office:value-type="string" calcext:value-type="string">
            <text:p>3RD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2" calcext:value-type="float">
            <text:p>22</text:p>
          </table:table-cell>
          <table:table-cell table:style-name="ce61" table:formula="of:=PRODUCT([.C50];[.D50])" office:value-type="float" office:value="132" calcext:value-type="float">
            <text:p>132</text:p>
          </table:table-cell>
          <table:table-cell table:number-columns-repeated="2"/>
          <table:table-cell table:style-name="ce29" office:value-type="string" calcext:value-type="string" table:number-columns-spanned="2" table:number-rows-spanned="2">
            <text:p>Exercise 3</text:p>
          </table:table-cell>
          <table:covered-table-cell/>
          <table:table-cell table:style-name="ce1" office:value-type="string" calcext:value-type="string" table:number-columns-spanned="4" table:number-rows-spanned="1">
            <text:p>together with the retail price of each of the newspapers available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40" office:value-type="string" calcext:value-type="string">
            <text:p>4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6" calcext:value-type="float">
            <text:p>46</text:p>
          </table:table-cell>
          <table:table-cell table:style-name="ce61" table:formula="of:=PRODUCT([.C51];[.D51])" office:value-type="float" office:value="368" calcext:value-type="float">
            <text:p>368</text:p>
          </table:table-cell>
          <table:table-cell table:number-columns-repeated="2"/>
          <table:covered-table-cell table:number-columns-repeated="2"/>
          <table:table-cell table:style-name="ce1" office:value-type="string" calcext:value-type="string" table:number-columns-spanned="5" table:number-rows-spanned="1">
            <text:p>2. To improve the layout of the worksheet, insert a row between rows 9 and 10.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5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5" calcext:value-type="float">
            <text:p>45</text:p>
          </table:table-cell>
          <table:table-cell table:style-name="ce61" table:formula="of:=PRODUCT([.C52];[.D52])" office:value-type="float" office:value="360" calcext:value-type="float">
            <text:p>360</text:p>
          </table:table-cell>
          <table:table-cell table:number-columns-repeated="4"/>
          <table:table-cell table:style-name="ce1" office:value-type="string" calcext:value-type="string" table:number-columns-spanned="7" table:number-rows-spanned="1">
            <text:p>3. The data for Weeks 3 and 4 has been duplicated in error. Delete these two extra rows (i.e. rows 15 and 16).</text:p>
          </table:table-cell>
          <table:covered-table-cell table:number-columns-repeated="6"/>
          <table:table-cell table:number-columns-repeated="1008"/>
        </table:table-row>
        <table:table-row table:style-name="ro1">
          <table:table-cell table:style-name="ce40" office:value-type="string" calcext:value-type="string">
            <text:p>6TH</text:p>
          </table:table-cell>
          <table:table-cell table:style-name="ce51" office:value-type="string" calcext:value-type="string">
            <text:p>THE MORUNG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6" calcext:value-type="float">
            <text:p>66</text:p>
          </table:table-cell>
          <table:table-cell table:style-name="ce61" table:formula="of:=PRODUCT([.C53];[.D53])" office:value-type="float" office:value="528" calcext:value-type="float">
            <text:p>528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4. Enter a formula to add up the number of Newspapers Sold over the 15 weeks.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7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7" calcext:value-type="float">
            <text:p>87</text:p>
          </table:table-cell>
          <table:table-cell table:style-name="ce61" table:formula="of:=PRODUCT([.C54];[.D54])" office:value-type="float" office:value="522" calcext:value-type="float">
            <text:p>522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5. In cell B27 use the AutoSum icon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40" office:value-type="string" calcext:value-type="string">
            <text:p>8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6" calcext:value-type="float">
            <text:p>56</text:p>
          </table:table-cell>
          <table:table-cell table:style-name="ce61" table:formula="of:=PRODUCT([.C55];[.D55])" office:value-type="float" office:value="336" calcext:value-type="float">
            <text:p>336</text:p>
          </table:table-cell>
          <table:table-cell table:number-columns-repeated="4"/>
          <table:table-cell table:style-name="ce1" office:value-type="string" calcext:value-type="string" table:number-columns-spanned="4" table:number-rows-spanned="1">
            <text:p>6. In cell C27 try typing the formula manually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40" office:value-type="string" calcext:value-type="string">
            <text:p>9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0" calcext:value-type="float">
            <text:p>90</text:p>
          </table:table-cell>
          <table:table-cell table:style-name="ce61" table:formula="of:=PRODUCT([.C56];[.D56])" office:value-type="float" office:value="900" calcext:value-type="float">
            <text:p>900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7. Check that the formula is correct and then copy it to the remaining columns.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10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0" calcext:value-type="float">
            <text:p>90</text:p>
          </table:table-cell>
          <table:table-cell table:style-name="ce61" table:formula="of:=PRODUCT([.C57];[.D57])" office:value-type="float" office:value="720" calcext:value-type="float">
            <text:p>720</text:p>
          </table:table-cell>
          <table:table-cell table:number-columns-repeated="4"/>
          <table:table-cell table:style-name="ce1" office:value-type="string" calcext:value-type="string" table:number-columns-spanned="5" table:number-rows-spanned="1">
            <text:p>8. Enter a formula in cell B28 to calculate the Total Sales using the retail prices given.</text:p>
          </table:table-cell>
          <table:covered-table-cell table:number-columns-repeated="4"/>
          <table:table-cell table:number-columns-repeated="1010"/>
        </table:table-row>
        <table:table-row table:style-name="ro1">
          <table:table-cell table:style-name="ce40" office:value-type="string" calcext:value-type="string">
            <text:p>11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87" calcext:value-type="float">
            <text:p>87</text:p>
          </table:table-cell>
          <table:table-cell table:style-name="ce61" table:formula="of:=PRODUCT([.C58];[.D58])" office:value-type="float" office:value="696" calcext:value-type="float">
            <text:p>696</text:p>
          </table:table-cell>
          <table:table-cell table:number-columns-repeated="4"/>
          <table:table-cell table:style-name="ce3" office:value-type="string" calcext:value-type="string">
            <text:p>Total Sales = Newspapers Sold * Retail Price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2TH</text:p>
          </table:table-cell>
          <table:table-cell table:style-name="ce51" office:value-type="string" calcext:value-type="string">
            <text:p>TELEGRAM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8" calcext:value-type="float">
            <text:p>88</text:p>
          </table:table-cell>
          <table:table-cell table:style-name="ce61" table:formula="of:=PRODUCT([.C59];[.D59])" office:value-type="float" office:value="528" calcext:value-type="float">
            <text:p>528</text:p>
          </table:table-cell>
          <table:table-cell table:number-columns-repeated="4"/>
          <table:table-cell table:style-name="ce3" office:value-type="string" calcext:value-type="string">
            <text:p>(Note: make sure you use the appropriate retail price for each newspaper.)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3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8" calcext:value-type="float">
            <text:p>78</text:p>
          </table:table-cell>
          <table:table-cell table:style-name="ce61" table:formula="of:=PRODUCT([.C60];[.D60])" office:value-type="float" office:value="780" calcext:value-type="float">
            <text:p>780</text:p>
          </table:table-cell>
          <table:table-cell table:number-columns-repeated="4"/>
          <table:table-cell table:style-name="ce3" office:value-type="string" calcext:value-type="string">
            <text:p>Hint: If you are unclear how to create this formula, try substituting the relevant cell references into the formula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4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8" calcext:value-type="float">
            <text:p>88</text:p>
          </table:table-cell>
          <table:table-cell table:style-name="ce61" table:formula="of:=PRODUCT([.C61];[.D61])" office:value-type="float" office:value="880" calcext:value-type="float">
            <text:p>880</text:p>
          </table:table-cell>
          <table:table-cell table:number-columns-repeated="4"/>
          <table:table-cell table:style-name="ce3" office:value-type="string" calcext:value-type="string">
            <text:p>exactly as it is given. For example, to calculate the Total Sales of The Chronicle use the formula: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5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90" calcext:value-type="float">
            <text:p>90</text:p>
          </table:table-cell>
          <table:table-cell table:style-name="ce61" table:formula="of:=PRODUCT([.C62];[.D62])" office:value-type="float" office:value="540" calcext:value-type="float">
            <text:p>540</text:p>
          </table:table-cell>
          <table:table-cell table:number-columns-repeated="4"/>
          <table:table-cell table:style-name="ce3" office:value-type="string" calcext:value-type="string">
            <text:p>Total Sales = Newspapers Sold * Retail Price</text:p>
          </table:table-cell>
          <table:table-cell table:number-columns-repeated="1014"/>
        </table:table-row>
        <table:table-row table:style-name="ro1"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becomes: = B27*B3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4" table:number-rows-spanned="1">
            <text:p>TOTAL NUMBER OF NEWSPAPER SOLD OVER THE 15 WEEKS</text:p>
          </table:table-cell>
          <table:covered-table-cell table:number-columns-repeated="3"/>
          <table:table-cell table:style-name="ce3"/>
          <table:table-cell table:number-columns-repeated="4"/>
          <table:table-cell table:style-name="ce3" office:value-type="string" calcext:value-type="string">
            <text:p>9. Copy the formula in cell B28 to cell C28.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 table:number-columns-spanned="2" table:number-rows-spanned="1">
            <text:p>15 WEEKS TOTAL SOLD</text:p>
          </table:table-cell>
          <table:covered-table-cell/>
          <table:table-cell table:style-name="ce57" table:formula="of:=SUM([.D48:.D62])" office:value-type="float" office:value="976" calcext:value-type="float" table:number-columns-spanned="2" table:number-rows-spanned="1">
            <text:p>976</text:p>
          </table:table-cell>
          <table:covered-table-cell/>
          <table:table-cell table:style-name="ce3"/>
          <table:table-cell table:number-columns-repeated="4"/>
          <table:table-cell table:style-name="ce3" office:value-type="string" calcext:value-type="string">
            <text:p>What happens? (Check the formula in cell C28).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10. Manually enter the correct formula into each of the cells C28:H28.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11. Save the worksheet with the new name news1.xls and close the file.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12. How would you consider changing the layout of this worksheet so that all formula could be copied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WEEKS</text:p>
          </table:table-cell>
          <table:table-cell table:style-name="ce50" office:value-type="string" calcext:value-type="string">
            <text:p>NEWSPAPER</text:p>
          </table:table-cell>
          <table:table-cell table:style-name="ce50" office:value-type="string" calcext:value-type="string">
            <text:p>RETAIL $</text:p>
          </table:table-cell>
          <table:table-cell table:style-name="ce50" office:value-type="string" calcext:value-type="string">
            <text:p>SOLD</text:p>
          </table:table-cell>
          <table:table-cell table:style-name="ce62" office:value-type="string" calcext:value-type="string">
            <text:p>TOTAL SELL</text:p>
          </table:table-cell>
          <table:table-cell table:number-columns-repeated="2"/>
          <table:table-cell table:style-name="ce29" office:value-type="string" calcext:value-type="string" table:number-columns-spanned="2" table:number-rows-spanned="2">
            <text:p>Exercise 4</text:p>
          </table:table-cell>
          <table:covered-table-cell/>
          <table:table-cell table:style-name="ce3" office:value-type="string" calcext:value-type="string">
            <text:p>Exercise 4 – Newspaper Sales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ST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0" calcext:value-type="float">
            <text:p>20</text:p>
          </table:table-cell>
          <table:table-cell table:style-name="ce63" table:formula="of:=PRODUCT([.C72];[.D72])" office:value-type="float" office:value="120" calcext:value-type="float">
            <text:p>120</text:p>
          </table:table-cell>
          <table:table-cell table:number-columns-repeated="2"/>
          <table:covered-table-cell table:number-columns-repeated="2"/>
          <table:table-cell table:style-name="ce3" office:value-type="string" calcext:value-type="string">
            <text:p>1. Open the workbook news1.xls that you created in a previous exercise.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2ND</text:p>
          </table:table-cell>
          <table:table-cell table:style-name="ce51" office:value-type="string" calcext:value-type="string">
            <text:p>TELEGRAM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3" calcext:value-type="float">
            <text:p>23</text:p>
          </table:table-cell>
          <table:table-cell table:style-name="ce63" table:formula="of:=PRODUCT([.C73];[.D73])" office:value-type="float" office:value="138" calcext:value-type="float">
            <text:p>138</text:p>
          </table:table-cell>
          <table:table-cell table:number-columns-repeated="4"/>
          <table:table-cell table:style-name="ce3" office:value-type="string" calcext:value-type="string">
            <text:p>2. Some simple statistical analysis (i.e. the average, minimum and maximum sales) is required for each of the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3RD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2" calcext:value-type="float">
            <text:p>22</text:p>
          </table:table-cell>
          <table:table-cell table:style-name="ce63" table:formula="of:=PRODUCT([.C74];[.D74])" office:value-type="float" office:value="132" calcext:value-type="float">
            <text:p>132</text:p>
          </table:table-cell>
          <table:table-cell table:number-columns-repeated="4"/>
          <table:table-cell table:style-name="ce3" office:value-type="string" calcext:value-type="string">
            <text:p>newspapers. Insert the labels: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4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6" calcext:value-type="float">
            <text:p>46</text:p>
          </table:table-cell>
          <table:table-cell table:style-name="ce63" table:formula="of:=PRODUCT([.C75];[.D75])" office:value-type="float" office:value="368" calcext:value-type="float">
            <text:p>368</text:p>
          </table:table-cell>
          <table:table-cell table:number-columns-repeated="4"/>
          <table:table-cell table:style-name="ce3" office:value-type="string" calcext:value-type="string">
            <text:p>Average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5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5" calcext:value-type="float">
            <text:p>45</text:p>
          </table:table-cell>
          <table:table-cell table:style-name="ce63" table:formula="of:=PRODUCT([.C76];[.D76])" office:value-type="float" office:value="360" calcext:value-type="float">
            <text:p>360</text:p>
          </table:table-cell>
          <table:table-cell table:number-columns-repeated="4"/>
          <table:table-cell table:style-name="ce3" office:value-type="string" calcext:value-type="string">
            <text:p>Minimum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6TH</text:p>
          </table:table-cell>
          <table:table-cell table:style-name="ce51" office:value-type="string" calcext:value-type="string">
            <text:p>THE MORUNG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66" calcext:value-type="float">
            <text:p>66</text:p>
          </table:table-cell>
          <table:table-cell table:style-name="ce63" table:formula="of:=PRODUCT([.C77];[.D77])" office:value-type="float" office:value="528" calcext:value-type="float">
            <text:p>528</text:p>
          </table:table-cell>
          <table:table-cell table:number-columns-repeated="4"/>
          <table:table-cell table:style-name="ce3" office:value-type="string" calcext:value-type="string">
            <text:p>Maximum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7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7" calcext:value-type="float">
            <text:p>87</text:p>
          </table:table-cell>
          <table:table-cell table:style-name="ce63" table:formula="of:=PRODUCT([.C78];[.D78])" office:value-type="float" office:value="522" calcext:value-type="float">
            <text:p>522</text:p>
          </table:table-cell>
          <table:table-cell table:number-columns-repeated="4"/>
          <table:table-cell table:style-name="ce3" office:value-type="string" calcext:value-type="string">
            <text:p>after the Total Sales label in rows 30, 31 and 32 respectively.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8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6" calcext:value-type="float">
            <text:p>56</text:p>
          </table:table-cell>
          <table:table-cell table:style-name="ce63" table:formula="of:=PRODUCT([.C79];[.D79])" office:value-type="float" office:value="336" calcext:value-type="float">
            <text:p>336</text:p>
          </table:table-cell>
          <table:table-cell table:number-columns-repeated="4"/>
          <table:table-cell table:style-name="ce3" office:value-type="string" calcext:value-type="string">
            <text:p>3. Enter a formula to calculate the Average, Min and Max values for each of the different newspapers. Try: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9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0" calcext:value-type="float">
            <text:p>90</text:p>
          </table:table-cell>
          <table:table-cell table:style-name="ce63" table:formula="of:=PRODUCT([.C80];[.D80])" office:value-type="float" office:value="900" calcext:value-type="float">
            <text:p>900</text:p>
          </table:table-cell>
          <table:table-cell table:number-columns-repeated="4"/>
          <table:table-cell table:style-name="ce3" office:value-type="string" calcext:value-type="string">
            <text:p>a. using the function wizard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0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90" calcext:value-type="float">
            <text:p>90</text:p>
          </table:table-cell>
          <table:table-cell table:style-name="ce63" table:formula="of:=PRODUCT([.C81];[.D81])" office:value-type="float" office:value="720" calcext:value-type="float">
            <text:p>720</text:p>
          </table:table-cell>
          <table:table-cell table:number-columns-repeated="4"/>
          <table:table-cell table:style-name="ce3" office:value-type="string" calcext:value-type="string">
            <text:p>b. typing the formula yourself.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1TH</text:p>
          </table:table-cell>
          <table:table-cell table:style-name="ce51" office:value-type="string" calcext:value-type="string">
            <text:p>THE INDIAN EXPRESS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87" calcext:value-type="float">
            <text:p>87</text:p>
          </table:table-cell>
          <table:table-cell table:style-name="ce63" table:formula="of:=PRODUCT([.C82];[.D82])" office:value-type="float" office:value="696" calcext:value-type="float">
            <text:p>696</text:p>
          </table:table-cell>
          <table:table-cell table:number-columns-repeated="4"/>
          <table:table-cell table:style-name="ce3" office:value-type="string" calcext:value-type="string">
            <text:p>(Take care not to include the calculated values Newspapers Sold and Total Sales.)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2TH</text:p>
          </table:table-cell>
          <table:table-cell table:style-name="ce51" office:value-type="string" calcext:value-type="string">
            <text:p>TELEGRAM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88" calcext:value-type="float">
            <text:p>88</text:p>
          </table:table-cell>
          <table:table-cell table:style-name="ce63" table:formula="of:=PRODUCT([.C83];[.D83])" office:value-type="float" office:value="528" calcext:value-type="float">
            <text:p>528</text:p>
          </table:table-cell>
          <table:table-cell table:number-columns-repeated="4"/>
          <table:table-cell table:style-name="ce3" office:value-type="string" calcext:value-type="string">
            <text:p>4. Using the function wizard find yourself a suitable function to automatically return the current date. Insert this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3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78" calcext:value-type="float">
            <text:p>78</text:p>
          </table:table-cell>
          <table:table-cell table:style-name="ce63" table:formula="of:=PRODUCT([.C84];[.D84])" office:value-type="float" office:value="780" calcext:value-type="float">
            <text:p>780</text:p>
          </table:table-cell>
          <table:table-cell table:number-columns-repeated="4"/>
          <table:table-cell table:style-name="ce3" office:value-type="string" calcext:value-type="string">
            <text:p>function in cell H1.</text:p>
          </table:table-cell>
          <table:table-cell table:number-columns-repeated="1014"/>
        </table:table-row>
        <table:table-row table:style-name="ro1">
          <table:table-cell table:style-name="ce40" office:value-type="string" calcext:value-type="string">
            <text:p>14TH</text:p>
          </table:table-cell>
          <table:table-cell table:style-name="ce51" office:value-type="string" calcext:value-type="string">
            <text:p>HINDUSTAN TIME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88" calcext:value-type="float">
            <text:p>88</text:p>
          </table:table-cell>
          <table:table-cell table:style-name="ce63" table:formula="of:=PRODUCT([.C85];[.D85])" office:value-type="float" office:value="880" calcext:value-type="float">
            <text:p>880</text:p>
          </table:table-cell>
          <table:table-cell table:number-columns-repeated="4"/>
          <table:table-cell table:style-name="ce1" office:value-type="string" calcext:value-type="string" table:number-columns-spanned="3" table:number-rows-spanned="1">
            <text:p>5. Save the worksheet as news2.xls and close it.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40" office:value-type="string" calcext:value-type="string">
            <text:p>15TH</text:p>
          </table:table-cell>
          <table:table-cell table:style-name="ce51" office:value-type="string" calcext:value-type="string">
            <text:p>TIMES OF INDIA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90" calcext:value-type="float">
            <text:p>90</text:p>
          </table:table-cell>
          <table:table-cell table:style-name="ce63" table:formula="of:=PRODUCT([.C86];[.D86])" office:value-type="float" office:value="540" calcext:value-type="float">
            <text:p>540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59" office:value-type="string" calcext:value-type="string">
            <text:p>AVERAGE</text:p>
          </table:table-cell>
          <table:table-cell table:style-name="ce64" table:formula="of:=AVERAGE([.E72:.E86])" office:value-type="float" office:value="503.2" calcext:value-type="float">
            <text:p>503.2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59" office:value-type="string" calcext:value-type="string">
            <text:p>MAXIMUM</text:p>
          </table:table-cell>
          <table:table-cell table:style-name="ce64" table:formula="of:=MAX([.E72:.E86])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table:style-name="ce3" table:number-columns-repeated="3"/>
          <table:table-cell table:style-name="ce59" office:value-type="string" calcext:value-type="string">
            <text:p>MINIMUM</text:p>
          </table:table-cell>
          <table:table-cell table:style-name="ce64" table:formula="of:=MIN([.E72:.E86])" office:value-type="float" office:value="120" calcext:value-type="float">
            <text:p>120</text:p>
          </table:table-cell>
          <table:table-cell table:number-columns-repeated="2"/>
          <table:table-cell table:style-name="ce3"/>
          <table:table-cell table:number-columns-repeated="1016"/>
        </table:table-row>
        <table:table-row table:style-name="ro1">
          <table:table-cell table:style-name="ce41" table:number-columns-repeated="3"/>
          <table:table-cell table:number-columns-repeated="4"/>
          <table:table-cell table:style-name="ce3" office:value-type="string" calcext:value-type="string">
            <text:p>Exercise 1: Petty cash</text:p>
          </table:table-cell>
          <table:table-cell table:number-columns-repeated="1016"/>
        </table:table-row>
        <table:table-row table:style-name="ro1">
          <table:table-cell table:style-name="ce41" table:number-columns-repeated="4"/>
          <table:table-cell table:number-columns-repeated="3"/>
          <table:table-cell table:style-name="ce3" office:value-type="string" calcext:value-type="string">
            <text:p>1. Open the petty.xls workbook from th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r:\training.dir\excel\intro-formulae-functions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folder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2. Apply a currency format with two decima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places to the data where appropriate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3. Insert a row between rows 1 and 2 an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remove the blank row 4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4. Enter formulae to calculate the Weekly Total for each of the weeks.</text:p>
          </table:table-cell>
          <table:table-cell table:number-columns-repeated="1016"/>
        </table:table-row>
        <table:table-row table:style-name="ro1">
          <table:table-cell table:style-name="ce42" office:value-type="string" calcext:value-type="string" table:number-columns-spanned="3" table:number-rows-spanned="2">
            <text:p>Exercise 1</text:p>
          </table:table-cell>
          <table:covered-table-cell table:number-columns-repeated="2"/>
          <table:table-cell table:number-columns-repeated="4"/>
          <table:table-cell table:style-name="ce3" office:value-type="string" calcext:value-type="string">
            <text:p>5. Week 3 has been omitted in error. Insert a row and add the following data:</text:p>
          </table:table-cell>
          <table:table-cell table:number-columns-repeated="1016"/>
        </table:table-row>
        <table:table-row table:style-name="ro1">
          <table:covered-table-cell table:number-columns-repeated="3"/>
          <table:table-cell table:number-columns-repeated="4"/>
          <table:table-cell table:style-name="ce3" office:value-type="string" calcext:value-type="string">
            <text:p>Milk Postage Stationery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Week3 3.00 4.00 5.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6. Copy the formula to this row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7. Enter the formula to calculate the Monthly Total for each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item.</text:p>
          </table:table-cell>
          <table:table-cell table:number-columns-repeated="1016"/>
        </table:table-row>
        <table:table-row table:style-name="ro1">
          <table:table-cell table:style-name="ce43" office:value-type="string" calcext:value-type="string" table:number-columns-spanned="2" table:number-rows-spanned="1">
            <text:p>Petty Cash records</text:p>
          </table:table-cell>
          <table:covered-table-cell/>
          <table:table-cell table:style-name="ce58" table:number-columns-repeated="3"/>
          <table:table-cell table:number-columns-repeated="2"/>
          <table:table-cell table:style-name="ce3" office:value-type="string" calcext:value-type="string">
            <text:p>8. During some weeks coffee is also purchased. Insert a new</text:p>
          </table:table-cell>
          <table:table-cell table:number-columns-repeated="1016"/>
        </table:table-row>
        <table:table-row table:style-name="ro1">
          <table:table-cell table:style-name="ce44"/>
          <table:table-cell table:style-name="ce45" office:value-type="string" calcext:value-type="string">
            <text:p>Coffee</text:p>
          </table:table-cell>
          <table:table-cell table:style-name="ce45" office:value-type="string" calcext:value-type="string">
            <text:p>Milk</text:p>
          </table:table-cell>
          <table:table-cell table:style-name="ce45" office:value-type="string" calcext:value-type="string">
            <text:p>Postage</text:p>
          </table:table-cell>
          <table:table-cell table:style-name="ce45" office:value-type="string" calcext:value-type="string">
            <text:p>Stationery</text:p>
          </table:table-cell>
          <table:table-cell table:style-name="ce45" office:value-type="string" calcext:value-type="string">
            <text:p>Weekly Total</text:p>
          </table:table-cell>
          <table:table-cell/>
          <table:table-cell table:style-name="ce3" office:value-type="string" calcext:value-type="string">
            <text:p>column between Milk and Postage, and enter the heading</text:p>
          </table:table-cell>
          <table:table-cell table:number-columns-repeated="1016"/>
        </table:table-row>
        <table:table-row table:style-name="ro1">
          <table:table-cell table:style-name="ce44" table:number-columns-repeated="5"/>
          <table:table-cell table:style-name="ce48"/>
          <table:table-cell/>
          <table:table-cell table:style-name="ce3" office:value-type="string" calcext:value-type="string">
            <text:p>Coffee, with the following data: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Week1</text:p>
          </table:table-cell>
          <table:table-cell table:style-name="ce38" office:value-type="float" office:value="4.3" calcext:value-type="float">
            <text:p>4.3</text:p>
          </table:table-cell>
          <table:table-cell table:style-name="ce45" office:value-type="float" office:value="2.5" calcext:value-type="float">
            <text:p>2.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5" calcext:value-type="float">
            <text:p>15</text:p>
          </table:table-cell>
          <table:table-cell table:style-name="ce49" table:formula="of:=SUM([.B108:.E108])" office:value-type="float" office:value="24.8" calcext:value-type="float">
            <text:p>24.8</text:p>
          </table:table-cell>
          <table:table-cell/>
          <table:table-cell table:style-name="ce3" office:value-type="string" calcext:value-type="string">
            <text:p>9. Copy the formulae for this column.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Week2</text:p>
          </table:table-cell>
          <table:table-cell table:style-name="ce38" office:value-type="float" office:value="3.5" calcext:value-type="float">
            <text:p>3.5</text:p>
          </table:table-cell>
          <table:table-cell table:style-name="ce45" office:value-type="float" office:value="1.9" calcext:value-type="float">
            <text:p>1.9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2" calcext:value-type="float">
            <text:p>22</text:p>
          </table:table-cell>
          <table:table-cell table:style-name="ce49" table:formula="of:=SUM([.B109:.E109])" office:value-type="float" office:value="32.4" calcext:value-type="float">
            <text:p>32.4</text:p>
          </table:table-cell>
          <table:table-cell/>
          <table:table-cell table:style-name="ce3" office:value-type="string" calcext:value-type="string">
            <text:p>10. You have been asked to give a rough estimate of the total yearly out-going of petty cash. Insert a new label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Week3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9" table:formula="of:=SUM([.B110:.E110])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below Monthly Total called Yearly Estimate. Insert a formula in cell B9 to multiply the Monthly Total for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Week4</text:p>
          </table:table-cell>
          <table:table-cell table:style-name="ce38" office:value-type="float" office:value="0" calcext:value-type="float">
            <text:p>0</text:p>
          </table:table-cell>
          <table:table-cell table:style-name="ce45" office:value-type="float" office:value="2.8" calcext:value-type="float">
            <text:p>2.8</text:p>
          </table:table-cell>
          <table:table-cell table:style-name="ce45" office:value-type="float" office:value="2.5" calcext:value-type="float">
            <text:p>2.5</text:p>
          </table:table-cell>
          <table:table-cell table:style-name="ce45" office:value-type="float" office:value="5" calcext:value-type="float">
            <text:p>5</text:p>
          </table:table-cell>
          <table:table-cell table:style-name="ce49" table:formula="of:=SUM([.B111:.E111])" office:value-type="float" office:value="10.3" calcext:value-type="float">
            <text:p>10.3</text:p>
          </table:table-cell>
          <table:table-cell/>
          <table:table-cell table:style-name="ce3" office:value-type="string" calcext:value-type="string">
            <text:p>Milk by 12. Copy this formula across the remainder of the cells in this row.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Monthly Total</text:p>
          </table:table-cell>
          <table:table-cell table:style-name="ce52" table:formula="of:=SUM([.B108:.B111])" office:value-type="float" office:value="7.8" calcext:value-type="float">
            <text:p>7.8</text:p>
          </table:table-cell>
          <table:table-cell table:style-name="ce52" table:formula="of:=SUM([.C108:.C111])" office:value-type="float" office:value="10.2" calcext:value-type="float">
            <text:p>10.2</text:p>
          </table:table-cell>
          <table:table-cell table:style-name="ce52" table:formula="of:=SUM([.D108:.D111])" office:value-type="float" office:value="14.5" calcext:value-type="float">
            <text:p>14.5</text:p>
          </table:table-cell>
          <table:table-cell table:style-name="ce52" table:formula="of:=SUM([.E108:.E111])" office:value-type="float" office:value="47" calcext:value-type="float">
            <text:p>47</text:p>
          </table:table-cell>
          <table:table-cell table:style-name="ce65" table:formula="of:=SUM([.F108:.F111])" office:value-type="float" office:value="79.5" calcext:value-type="float">
            <text:p>79.5</text:p>
          </table:table-cell>
          <table:table-cell/>
          <table:table-cell table:style-name="ce3" office:value-type="string" calcext:value-type="string">
            <text:p>11. Enter a label Grand Total in cell A10. Now SUM the Yearly Estimate row to calculate the grand total for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the year. Place this total in cell B10.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Yearly Estimate</text:p>
          </table:table-cell>
          <table:table-cell table:style-name="ce53" table:formula="of:=[.B112]*12" office:value-type="float" office:value="93.6" calcext:value-type="float">
            <text:p>93.6</text:p>
          </table:table-cell>
          <table:table-cell table:style-name="ce53" table:formula="of:=[.C112]*12" office:value-type="float" office:value="122.4" calcext:value-type="float">
            <text:p>122.4</text:p>
          </table:table-cell>
          <table:table-cell table:style-name="ce53" table:formula="of:=[.D112]*12" office:value-type="float" office:value="174" calcext:value-type="float">
            <text:p>174</text:p>
          </table:table-cell>
          <table:table-cell table:style-name="ce53" table:formula="of:=[.E112]*12" office:value-type="float" office:value="564" calcext:value-type="float">
            <text:p>564</text:p>
          </table:table-cell>
          <table:table-cell table:style-name="ce53" table:formula="of:=[.F112]*12" office:value-type="float" office:value="954" calcext:value-type="float">
            <text:p>954</text:p>
          </table:table-cell>
          <table:table-cell/>
          <table:table-cell table:style-name="ce3" office:value-type="string" calcext:value-type="string">
            <text:p>12. Format the font to Comic Sans MS 12pt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3. Make the text in the row and column headings bold.</text:p>
          </table:table-cell>
          <table:table-cell table:number-columns-repeated="1016"/>
        </table:table-row>
        <table:table-row table:style-name="ro1">
          <table:table-cell table:style-name="ce46" office:value-type="string" calcext:value-type="string">
            <text:p>Grand Total</text:p>
          </table:table-cell>
          <table:table-cell table:style-name="ce54" table:formula="of:=SUM([.B114:.F114])" office:value-type="float" office:value="1908" calcext:value-type="float">
            <text:p>1908</text:p>
          </table:table-cell>
          <table:table-cell table:number-columns-repeated="5"/>
          <table:table-cell table:style-name="ce3" office:value-type="string" calcext:value-type="string">
            <text:p>14. Set the width of each column to approximately width: 12.00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5. Format the text in column A so that it wraps within the cell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6. Centre the heading across columns A to F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7. Add a heavy border around the outside of the table – apart from the heading i.e. A3:F10. Add horizontal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lines between the rows containing the summary data (Monthly Total, Yearly Estimate and Grand Total)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8. Add a header to the worksheet to include the filename in the centre portion. Add a footer to include the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date on the right, and your name on the left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19. Centre the data both vertically and horizontally on the page, for printing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20. Select to print row and column headings.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" office:value-type="string" calcext:value-type="string">
            <text:p>21. Print the worksheet and save it with the same name petty.xls.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5" table:number-rows-spanned="2">
            <text:p>Exercise 2: Confectionery Sales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1">
          <table:table-cell table:style-name="ce47" office:value-type="string" calcext:value-type="string">
            <text:p>Items</text:p>
          </table:table-cell>
          <table:table-cell table:style-name="ce47" office:value-type="string" calcext:value-type="string">
            <text:p>Price</text:p>
          </table:table-cell>
          <table:table-cell table:style-name="ce47" office:value-type="string" calcext:value-type="string" table:number-columns-spanned="4" table:number-rows-spanned="1">
            <text:p>Number Sold</text:p>
          </table:table-cell>
          <table:covered-table-cell table:number-columns-repeated="2" table:style-name="ce60"/>
          <table:covered-table-cell table:style-name="ce66"/>
          <table:table-cell table:style-name="ce47" office:value-type="string" calcext:value-type="string">
            <text:p>Total Sold</text:p>
          </table:table-cell>
          <table:table-cell table:style-name="ce47" office:value-type="string" calcext:value-type="string">
            <text:p>Sales</text:p>
          </table:table-cell>
          <table:table-cell table:style-name="ce46" office:value-type="string" calcext:value-type="string">
            <text:p>Sales in Euro</text:p>
          </table:table-cell>
          <table:table-cell/>
          <table:table-cell table:style-name="ce1" office:value-type="string" calcext:value-type="string" table:number-columns-spanned="2" table:number-rows-spanned="1">
            <text:p>Euro Exhange Rate</text:p>
          </table:table-cell>
          <table:covered-table-cell/>
          <table:table-cell table:style-name="ce3" office:value-type="string" calcext:value-type="string">
            <text:p>Exercise 2: Confectionery sales</text:p>
          </table:table-cell>
          <table:table-cell table:number-columns-repeated="1011"/>
        </table:table-row>
        <table:table-row table:style-name="ro1">
          <table:table-cell table:style-name="ce48" table:number-columns-repeated="2"/>
          <table:table-cell table:style-name="ce38" office:value-type="string" calcext:value-type="string">
            <text:p>Week 1</text:p>
          </table:table-cell>
          <table:table-cell table:style-name="ce38" office:value-type="string" calcext:value-type="string">
            <text:p>Week 2</text:p>
          </table:table-cell>
          <table:table-cell table:style-name="ce38" office:value-type="string" calcext:value-type="string">
            <text:p>Week 3</text:p>
          </table:table-cell>
          <table:table-cell table:style-name="ce38" office:value-type="string" calcext:value-type="string">
            <text:p>Week 4</text:p>
          </table:table-cell>
          <table:table-cell table:style-name="ce48" table:number-columns-repeated="3"/>
          <table:table-cell/>
          <table:table-cell table:style-name="ce3" office:value-type="float" office:value="0.6" calcext:value-type="float">
            <text:p>0.6</text:p>
          </table:table-cell>
          <table:table-cell/>
          <table:table-cell table:style-name="ce3" office:value-type="string" calcext:value-type="string">
            <text:p>1. Create a worksheet as shown below to record confectionery sales in the student refectory. The prices ar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Mars Bar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0" calcext:value-type="float">
            <text:p>70</text:p>
          </table:table-cell>
          <table:table-cell table:style-name="ce49" table:formula="of:=SUM([.C133:.F133])" office:value-type="float" office:value="262" calcext:value-type="float">
            <text:p>262</text:p>
          </table:table-cell>
          <table:table-cell table:style-name="ce49" table:formula="of:=[.G133]*[.B133]" office:value-type="float" office:value="75.98" calcext:value-type="float">
            <text:p>75.98</text:p>
          </table:table-cell>
          <table:table-cell table:style-name="ce49" table:formula="of:=[.H133]*[.K132]" office:value-type="float" office:value="45.588" calcext:value-type="float">
            <text:p>45.588</text:p>
          </table:table-cell>
          <table:table-cell table:number-columns-repeated="3"/>
          <table:table-cell table:style-name="ce3" office:value-type="string" calcext:value-type="string">
            <text:p>given in British pounds.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Snicker</text:p>
          </table:table-cell>
          <table:table-cell table:style-name="ce38" office:value-type="float" office:value="0.32" calcext:value-type="float">
            <text:p>0.32</text:p>
          </table:table-cell>
          <table:table-cell table:style-name="ce38" office:value-type="float" office:value="38" calcext:value-type="float">
            <text:p>38</text:p>
          </table:table-cell>
          <table:table-cell table:style-name="ce38" office:value-type="float" office:value="62" calcext:value-type="float">
            <text:p>62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59" calcext:value-type="float">
            <text:p>59</text:p>
          </table:table-cell>
          <table:table-cell table:style-name="ce49" table:formula="of:=SUM([.C134:.F134])" office:value-type="float" office:value="203" calcext:value-type="float">
            <text:p>203</text:p>
          </table:table-cell>
          <table:table-cell table:style-name="ce49" table:formula="of:=[.G134]*[.B134]" office:value-type="float" office:value="64.96" calcext:value-type="float">
            <text:p>64.96</text:p>
          </table:table-cell>
          <table:table-cell table:style-name="ce49" table:formula="of:=[.H134]*[.K132]" office:value-type="float" office:value="38.976" calcext:value-type="float">
            <text:p>38.976</text:p>
          </table:table-cell>
          <table:table-cell table:number-columns-repeated="3"/>
          <table:table-cell table:style-name="ce3" office:value-type="string" calcext:value-type="string">
            <text:p>2. Save the worksheet as sweets.xls in the r:\training.dir\excel\intro-formulae-functions folder.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Fuse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84" calcext:value-type="float">
            <text:p>84</text:p>
          </table:table-cell>
          <table:table-cell table:style-name="ce49" table:formula="of:=SUM([.C135:.F135])" office:value-type="float" office:value="358" calcext:value-type="float">
            <text:p>358</text:p>
          </table:table-cell>
          <table:table-cell table:style-name="ce49" table:formula="of:=[.G135]*[.B135]" office:value-type="float" office:value="107.4" calcext:value-type="float">
            <text:p>107.4</text:p>
          </table:table-cell>
          <table:table-cell table:style-name="ce49" table:formula="of:=[.H135]*[.K132]" office:value-type="float" office:value="64.44" calcext:value-type="float">
            <text:p>64.44</text:p>
          </table:table-cell>
          <table:table-cell/>
          <table:table-cell table:style-name="ce46" office:value-type="string" calcext:value-type="string">
            <text:p>Min Sold</text:p>
          </table:table-cell>
          <table:table-cell table:style-name="ce46" office:value-type="string" calcext:value-type="string">
            <text:p>Max Sold</text:p>
          </table:table-cell>
          <table:table-cell table:style-name="ce3" office:value-type="string" calcext:value-type="string">
            <text:p>3. Create a formula in the Total Sold column to calculate the total of each type of bar sold.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Kitkat</text:p>
          </table:table-cell>
          <table:table-cell table:style-name="ce38" office:value-type="float" office:value="0.29" calcext:value-type="float">
            <text:p>0.29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01" calcext:value-type="float">
            <text:p>101</text:p>
          </table:table-cell>
          <table:table-cell table:style-name="ce49" table:formula="of:=SUM([.C136:.F136])" office:value-type="float" office:value="404" calcext:value-type="float">
            <text:p>404</text:p>
          </table:table-cell>
          <table:table-cell table:style-name="ce49" table:formula="of:=[.G136]*[.B136]" office:value-type="float" office:value="117.16" calcext:value-type="float">
            <text:p>117.16</text:p>
          </table:table-cell>
          <table:table-cell table:style-name="ce49" table:formula="of:=[.H136]*[.K132]" office:value-type="float" office:value="70.296" calcext:value-type="float">
            <text:p>70.296</text:p>
          </table:table-cell>
          <table:table-cell/>
          <table:table-cell table:style-name="ce53" table:formula="of:=MIN([.H133:.H138])" office:value-type="float" office:value="62.62" calcext:value-type="float">
            <text:p>62.62</text:p>
          </table:table-cell>
          <table:table-cell table:style-name="ce53" table:formula="of:=MAX([.H133:.H138])" office:value-type="float" office:value="117.16" calcext:value-type="float">
            <text:p>117.16</text:p>
          </table:table-cell>
          <table:table-cell table:style-name="ce3" office:value-type="string" calcext:value-type="string">
            <text:p>Total Sold = number sold in week 1 + number sold in week 2 + number sold in week 3 + number sold in week 4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Bounty</text:p>
          </table:table-cell>
          <table:table-cell table:style-name="ce38" office:value-type="float" office:value="0.34" calcext:value-type="float">
            <text:p>0.34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83" calcext:value-type="float">
            <text:p>83</text:p>
          </table:table-cell>
          <table:table-cell table:style-name="ce38" office:value-type="float" office:value="65" calcext:value-type="float">
            <text:p>65</text:p>
          </table:table-cell>
          <table:table-cell table:style-name="ce38" office:value-type="float" office:value="79" calcext:value-type="float">
            <text:p>79</text:p>
          </table:table-cell>
          <table:table-cell table:style-name="ce49" table:formula="of:=SUM([.C137:.F137])" office:value-type="float" office:value="292" calcext:value-type="float">
            <text:p>292</text:p>
          </table:table-cell>
          <table:table-cell table:style-name="ce49" table:formula="of:=[.G137]*[.B137]" office:value-type="float" office:value="99.28" calcext:value-type="float">
            <text:p>99.28</text:p>
          </table:table-cell>
          <table:table-cell table:style-name="ce49" table:formula="of:=[.H137]*[.K132]" office:value-type="float" office:value="59.568" calcext:value-type="float">
            <text:p>59.568</text:p>
          </table:table-cell>
          <table:table-cell table:number-columns-repeated="3"/>
          <table:table-cell table:style-name="ce3" office:value-type="string" calcext:value-type="string">
            <text:p>4. Create a formula in the Sales column to calculate the sales value of each type of chocolate bar sold.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Wispa</text:p>
          </table:table-cell>
          <table:table-cell table:style-name="ce38" office:value-type="float" office:value="0.31" calcext:value-type="float">
            <text:p>0.3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67" calcext:value-type="float">
            <text:p>67</text:p>
          </table:table-cell>
          <table:table-cell table:style-name="ce49" table:formula="of:=SUM([.C138:.F138])" office:value-type="float" office:value="202" calcext:value-type="float">
            <text:p>202</text:p>
          </table:table-cell>
          <table:table-cell table:style-name="ce49" table:formula="of:=[.G138]*[.B138]" office:value-type="float" office:value="62.62" calcext:value-type="float">
            <text:p>62.62</text:p>
          </table:table-cell>
          <table:table-cell table:style-name="ce49" table:formula="of:=[.H138]*[.K132]" office:value-type="float" office:value="37.572" calcext:value-type="float">
            <text:p>37.572</text:p>
          </table:table-cell>
          <table:table-cell table:number-columns-repeated="3"/>
          <table:table-cell table:style-name="ce3" office:value-type="string" calcext:value-type="string">
            <text:p>Sales = Total Sold * Price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Total Sold per week</text:p>
          </table:table-cell>
          <table:table-cell table:style-name="ce48"/>
          <table:table-cell table:style-name="ce39" table:formula="of:=SUM([.C133:.C138])" office:value-type="float" office:value="426" calcext:value-type="float">
            <text:p>426</text:p>
          </table:table-cell>
          <table:table-cell table:style-name="ce49" table:formula="of:=SUM([.D133:.D138])" office:value-type="float" office:value="438" calcext:value-type="float">
            <text:p>438</text:p>
          </table:table-cell>
          <table:table-cell table:style-name="ce49" table:formula="of:=SUM([.E133:.E138])" office:value-type="float" office:value="397" calcext:value-type="float">
            <text:p>397</text:p>
          </table:table-cell>
          <table:table-cell table:style-name="ce49" table:formula="of:=SUM([.F133:.F138])" office:value-type="float" office:value="460" calcext:value-type="float">
            <text:p>460</text:p>
          </table:table-cell>
          <table:table-cell table:style-name="ce49" table:formula="of:=SUM([.G133:.G138])" office:value-type="float" office:value="1721" calcext:value-type="float">
            <text:p>1721</text:p>
          </table:table-cell>
          <table:table-cell table:style-name="ce49" table:formula="of:=SUM([.H133:.H138])" office:value-type="float" office:value="527.4" calcext:value-type="float">
            <text:p>527.4</text:p>
          </table:table-cell>
          <table:table-cell table:style-name="ce49" table:formula="of:=SUM([.I133:.I138])" office:value-type="float" office:value="316.44" calcext:value-type="float">
            <text:p>316.44</text:p>
          </table:table-cell>
          <table:table-cell table:number-columns-repeated="3"/>
          <table:table-cell table:style-name="ce3" office:value-type="string" calcext:value-type="string">
            <text:p>5. In the row Total Sold per Week, create a formula to calculate the total number of chocolate bars sold p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week.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6" office:value-type="string" calcext:value-type="string">
            <text:p>Min Week 1</text:p>
          </table:table-cell>
          <table:table-cell table:style-name="ce46" office:value-type="string" calcext:value-type="string">
            <text:p>Min Week 2</text:p>
          </table:table-cell>
          <table:table-cell table:style-name="ce46" office:value-type="string" calcext:value-type="string">
            <text:p>Min Week 3</text:p>
          </table:table-cell>
          <table:table-cell table:style-name="ce46" office:value-type="string" calcext:value-type="string">
            <text:p>Min Week 4</text:p>
          </table:table-cell>
          <table:table-cell table:number-columns-repeated="6"/>
          <table:table-cell table:style-name="ce3" office:value-type="string" calcext:value-type="string">
            <text:p>Total Sold per Week = Mars Bars + Snickers + Fuse + KitKat + Bounty + Wisp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9" table:formula="of:=MIN([.C133:.C138])" office:value-type="float" office:value="38" calcext:value-type="float">
            <text:p>38</text:p>
          </table:table-cell>
          <table:table-cell table:style-name="ce49" table:formula="of:=MIN([.D133:.D138])" office:value-type="float" office:value="52" calcext:value-type="float">
            <text:p>52</text:p>
          </table:table-cell>
          <table:table-cell table:style-name="ce49" table:formula="of:=MIN([.E133:.E138])" office:value-type="float" office:value="35" calcext:value-type="float">
            <text:p>35</text:p>
          </table:table-cell>
          <table:table-cell table:style-name="ce49" table:formula="of:=MIN([.F133:.F138])" office:value-type="float" office:value="59" calcext:value-type="float">
            <text:p>59</text:p>
          </table:table-cell>
          <table:table-cell table:number-columns-repeated="6"/>
          <table:table-cell table:style-name="ce3" office:value-type="string" calcext:value-type="string">
            <text:p>6. Add two new rows at the bottom of the worksheet and label them Minimum Sold and Maximum Sold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Create formulae in these rows to calculate the minimum chocolate bars sold per week and the maximum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6" office:value-type="string" calcext:value-type="string">
            <text:p>Max Week 1</text:p>
          </table:table-cell>
          <table:table-cell table:style-name="ce46" office:value-type="string" calcext:value-type="string">
            <text:p>Max week 2</text:p>
          </table:table-cell>
          <table:table-cell table:style-name="ce46" office:value-type="string" calcext:value-type="string">
            <text:p>Max Week 3</text:p>
          </table:table-cell>
          <table:table-cell table:style-name="ce46" office:value-type="string" calcext:value-type="string">
            <text:p>Max week 4</text:p>
          </table:table-cell>
          <table:table-cell table:number-columns-repeated="6"/>
          <table:table-cell table:style-name="ce3" office:value-type="string" calcext:value-type="string">
            <text:p>chocolate bars sold per week.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9" table:formula="of:=MAX([.C133:.C138])" office:value-type="float" office:value="122" calcext:value-type="float">
            <text:p>122</text:p>
          </table:table-cell>
          <table:table-cell table:style-name="ce49" table:formula="of:=MAX([.D133:.D138])" office:value-type="float" office:value="115" calcext:value-type="float">
            <text:p>115</text:p>
          </table:table-cell>
          <table:table-cell table:style-name="ce49" table:formula="of:=MAX([.E133:.E138])" office:value-type="float" office:value="98" calcext:value-type="float">
            <text:p>98</text:p>
          </table:table-cell>
          <table:table-cell table:style-name="ce49" table:formula="of:=MAX([.F133:.F138])" office:value-type="float" office:value="101" calcext:value-type="float">
            <text:p>101</text:p>
          </table:table-cell>
          <table:table-cell table:number-columns-repeated="6"/>
          <table:table-cell table:style-name="ce3" office:value-type="string" calcext:value-type="string">
            <text:p>7. Format the figures in the column Price to currency with two decimal places, and the figures in the column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Sales as integer (no decimals). Make all column titles bold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8. Add one column to the right of the table, with the title: Sales in Euros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9. Using the exchange rate 1 GBP = 0.60 EURO. (The prices shown in the worksheet are expressed in GBP)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Create a formula to calculate Sales in EMU for each chocolate bar in the column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Sales in EMU = Sales * Exchange Rate (0.6)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10. Create a header with the text: College Confectionery Sales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11. Print a copy of the worksheet.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" office:value-type="string" calcext:value-type="string">
            <text:p>12. Save the worksheet with the same name, sweets.xls and close it.</text:p>
          </table:table-cell>
          <table:table-cell table:number-columns-repeated="1011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Cambria" svg:font-family="Cambria"/>
    <style:font-face style:name="Comic Sans MS" svg:font-family="'Comic Sans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date-style style:name="N126">
      <number:day/>
      <number:text>-</number:text>
      <number:month/>
      <number:text>-</number:text>
      <number:year number:style="long"/>
    </number:date-style>
    <number:date-style style:name="N127">
      <number:day number:style="long"/>
      <number:text>-</number:text>
      <number:month number:style="long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ct_20_A" style:display-name="PageStyle_Project 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ct_20_B" style:display-name="PageStyle_Project 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88" meta:object-count="0"/>
    <meta:generator>LibreOfficeDev/6.0.5.2$Linux_X86_64 LibreOffice_project/</meta:generator>
  </office:meta>
</office:document-meta>
</file>